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27.32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6.74mm"/>
    </style:style>
    <style:style style:name="co6" style:family="table-column">
      <style:table-column-properties fo:break-before="auto" style:column-width="2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w1" table:style-name="ta1">
        <table:shapes>
          <draw:frame draw:z-index="0" draw:style-name="gr1" draw:text-style-name="P1" svg:width="159.99mm" svg:height="89.99mm" svg:x="152.79mm" svg:y="7.02mm">
            <loext:p draw:notify-on-update-of-ranges="piw1.F1:piw1.F1 piw1.F2:piw1.F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[ Iteration ]</text:p>
          </table:table-cell>
          <table:table-cell table:style-name="ce1" office:value-type="string" calcext:value-type="string">
            <text:p>[ LinearOutBot]</text:p>
          </table:table-cell>
          <table:table-cell table:style-name="ce1" office:value-type="string" calcext:value-type="string">
            <text:p>[ LinearOutTop]</text:p>
          </table:table-cell>
          <table:table-cell/>
          <table:table-cell office:value-type="string" calcext:value-type="string">
            <text:p>Isol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9712465" calcext:value-type="float">
            <text:p>9,71E-03</text:p>
          </table:table-cell>
          <table:table-cell office:value-type="float" office:value="0.9699462" calcext:value-type="float">
            <text:p>9,70E-01</text:p>
          </table:table-cell>
          <table:table-cell/>
          <table:table-cell table:formula="of:=10*LOG([.C2]/[.D2])" office:value-type="float" office:value="-19.994181791439" calcext:value-type="float">
            <text:p>-19,99418179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516553" calcext:value-type="float">
            <text:p>7,52E-01</text:p>
          </table:table-cell>
          <table:table-cell office:value-type="float" office:value="0.2101773" calcext:value-type="float">
            <text:p>2,10E-01</text:p>
          </table:table-cell>
          <table:table-cell/>
          <table:table-cell table:formula="of:=10*LOG([.C3]/[.D3])" office:value-type="float" office:value="5.53432915403381" calcext:value-type="float">
            <text:p>5,534329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3748" calcext:value-type="float">
            <text:p>1,37E-02</text:p>
          </table:table-cell>
          <table:table-cell office:value-type="float" office:value="0.9663757" calcext:value-type="float">
            <text:p>9,66E-01</text:p>
          </table:table-cell>
          <table:table-cell/>
          <table:table-cell table:formula="of:=10*LOG([.C4]/[.D4])" office:value-type="float" office:value="-18.4690647739735" calcext:value-type="float">
            <text:p>-18,4690647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706259" calcext:value-type="float">
            <text:p>7,71E-01</text:p>
          </table:table-cell>
          <table:table-cell office:value-type="float" office:value="0.1915014" calcext:value-type="float">
            <text:p>1,92E-01</text:p>
          </table:table-cell>
          <table:table-cell/>
          <table:table-cell table:formula="of:=10*LOG([.C5]/[.D5])" office:value-type="float" office:value="6.04671647852886" calcext:value-type="float">
            <text:p>6,04671647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832694" calcext:value-type="float">
            <text:p>1,83E-02</text:p>
          </table:table-cell>
          <table:table-cell office:value-type="float" office:value="0.9620699" calcext:value-type="float">
            <text:p>9,62E-01</text:p>
          </table:table-cell>
          <table:table-cell/>
          <table:table-cell table:formula="of:=10*LOG([.C6]/[.D6])" office:value-type="float" office:value="-17.2011666918525" calcext:value-type="float">
            <text:p>-17,20116669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884817" calcext:value-type="float">
            <text:p>7,88E-01</text:p>
          </table:table-cell>
          <table:table-cell office:value-type="float" office:value="0.1739522" calcext:value-type="float">
            <text:p>1,74E-01</text:p>
          </table:table-cell>
          <table:table-cell/>
          <table:table-cell table:formula="of:=10*LOG([.C7]/[.D7])" office:value-type="float" office:value="6.56361692463752" calcext:value-type="float">
            <text:p>6,563616924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376248" calcext:value-type="float">
            <text:p>2,38E-02</text:p>
          </table:table-cell>
          <table:table-cell office:value-type="float" office:value="0.956392" calcext:value-type="float">
            <text:p>9,56E-01</text:p>
          </table:table-cell>
          <table:table-cell/>
          <table:table-cell table:formula="of:=10*LOG([.C8]/[.D8])" office:value-type="float" office:value="-16.0474417034101" calcext:value-type="float">
            <text:p>-16,04744170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058353" calcext:value-type="float">
            <text:p>8,06E-01</text:p>
          </table:table-cell>
          <table:table-cell office:value-type="float" office:value="0.1563204" calcext:value-type="float">
            <text:p>1,56E-01</text:p>
          </table:table-cell>
          <table:table-cell/>
          <table:table-cell table:formula="of:=10*LOG([.C9]/[.D9])" office:value-type="float" office:value="7.1223063027687" calcext:value-type="float">
            <text:p>7,122306302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2968736" calcext:value-type="float">
            <text:p>2,97E-02</text:p>
          </table:table-cell>
          <table:table-cell office:value-type="float" office:value="0.9503608" calcext:value-type="float">
            <text:p>9,50E-01</text:p>
          </table:table-cell>
          <table:table-cell/>
          <table:table-cell table:formula="of:=10*LOG([.C10]/[.D10])" office:value-type="float" office:value="-15.0531693552539" calcext:value-type="float">
            <text:p>-15,05316935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219341" calcext:value-type="float">
            <text:p>8,22E-01</text:p>
          </table:table-cell>
          <table:table-cell office:value-type="float" office:value="0.1399378" calcext:value-type="float">
            <text:p>1,40E-01</text:p>
          </table:table-cell>
          <table:table-cell/>
          <table:table-cell table:formula="of:=10*LOG([.C11]/[.D11])" office:value-type="float" office:value="7.68901956649542" calcext:value-type="float">
            <text:p>7,68901956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362129" calcext:value-type="float">
            <text:p>3,62E-02</text:p>
          </table:table-cell>
          <table:table-cell office:value-type="float" office:value="0.944053" calcext:value-type="float">
            <text:p>9,44E-01</text:p>
          </table:table-cell>
          <table:table-cell/>
          <table:table-cell table:formula="of:=10*LOG([.C12]/[.D12])" office:value-type="float" office:value="-14.1613307130955" calcext:value-type="float">
            <text:p>-14,16133071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377411" calcext:value-type="float">
            <text:p>8,38E-01</text:p>
          </table:table-cell>
          <table:table-cell office:value-type="float" office:value="0.1245936" calcext:value-type="float">
            <text:p>1,25E-01</text:p>
          </table:table-cell>
          <table:table-cell/>
          <table:table-cell table:formula="of:=10*LOG([.C13]/[.D13])" office:value-type="float" office:value="8.27614088181413" calcext:value-type="float">
            <text:p>8,276140881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4332935" calcext:value-type="float">
            <text:p>4,33E-02</text:p>
          </table:table-cell>
          <table:table-cell office:value-type="float" office:value="0.9370344" calcext:value-type="float">
            <text:p>9,37E-01</text:p>
          </table:table-cell>
          <table:table-cell/>
          <table:table-cell table:formula="of:=10*LOG([.C14]/[.D14])" office:value-type="float" office:value="-13.3497336074374" calcext:value-type="float">
            <text:p>-13,34973360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526826" calcext:value-type="float">
            <text:p>8,53E-01</text:p>
          </table:table-cell>
          <table:table-cell office:value-type="float" office:value="0.1100237" calcext:value-type="float">
            <text:p>1,10E-01</text:p>
          </table:table-cell>
          <table:table-cell/>
          <table:table-cell table:formula="of:=10*LOG([.C15]/[.D15])" office:value-type="float" office:value="8.89301154979864" calcext:value-type="float">
            <text:p>8,89301154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139315" calcext:value-type="float">
            <text:p>5,14E-02</text:p>
          </table:table-cell>
          <table:table-cell office:value-type="float" office:value="0.9289636" calcext:value-type="float">
            <text:p>9,29E-01</text:p>
          </table:table-cell>
          <table:table-cell/>
          <table:table-cell table:formula="of:=10*LOG([.C16]/[.D16])" office:value-type="float" office:value="-12.570934597986" calcext:value-type="float">
            <text:p>-12,5709345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8671084" calcext:value-type="float">
            <text:p>8,67E-01</text:p>
          </table:table-cell>
          <table:table-cell office:value-type="float" office:value="0.09569303" calcext:value-type="float">
            <text:p>9,57E-02</text:p>
          </table:table-cell>
          <table:table-cell/>
          <table:table-cell table:formula="of:=10*LOG([.C17]/[.D17])" office:value-type="float" office:value="9.57193087224264" calcext:value-type="float">
            <text:p>9,57193087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990825" calcext:value-type="float">
            <text:p>5,99E-02</text:p>
          </table:table-cell>
          <table:table-cell office:value-type="float" office:value="0.9200954" calcext:value-type="float">
            <text:p>9,20E-01</text:p>
          </table:table-cell>
          <table:table-cell/>
          <table:table-cell table:formula="of:=10*LOG([.C18]/[.D18])" office:value-type="float" office:value="-11.8634622600655" calcext:value-type="float">
            <text:p>-11,863462260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8801392" calcext:value-type="float">
            <text:p>8,80E-01</text:p>
          </table:table-cell>
          <table:table-cell office:value-type="float" office:value="0.08238965" calcext:value-type="float">
            <text:p>8,24E-02</text:p>
          </table:table-cell>
          <table:table-cell/>
          <table:table-cell table:formula="of:=10*LOG([.C19]/[.D19])" office:value-type="float" office:value="10.2867870627573" calcext:value-type="float">
            <text:p>10,28678706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6894024" calcext:value-type="float">
            <text:p>6,89E-02</text:p>
          </table:table-cell>
          <table:table-cell office:value-type="float" office:value="0.911057" calcext:value-type="float">
            <text:p>9,11E-01</text:p>
          </table:table-cell>
          <table:table-cell/>
          <table:table-cell table:formula="of:=10*LOG([.C20]/[.D20])" office:value-type="float" office:value="-11.2107275834974" calcext:value-type="float">
            <text:p>-11,210727583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8925045" calcext:value-type="float">
            <text:p>8,93E-01</text:p>
          </table:table-cell>
          <table:table-cell office:value-type="float" office:value="0.0703078" calcext:value-type="float">
            <text:p>7,03E-02</text:p>
          </table:table-cell>
          <table:table-cell/>
          <table:table-cell table:formula="of:=10*LOG([.C21]/[.D21])" office:value-type="float" office:value="11.03606905851" calcext:value-type="float">
            <text:p>11,036069058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7834283" calcext:value-type="float">
            <text:p>7,83E-02</text:p>
          </table:table-cell>
          <table:table-cell office:value-type="float" office:value="0.9019727" calcext:value-type="float">
            <text:p>9,02E-01</text:p>
          </table:table-cell>
          <table:table-cell/>
          <table:table-cell table:formula="of:=10*LOG([.C22]/[.D22])" office:value-type="float" office:value="-10.6119413731703" calcext:value-type="float">
            <text:p>-10,61194137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041327" calcext:value-type="float">
            <text:p>9,04E-01</text:p>
          </table:table-cell>
          <table:table-cell office:value-type="float" office:value="0.0593586" calcext:value-type="float">
            <text:p>5,94E-02</text:p>
          </table:table-cell>
          <table:table-cell/>
          <table:table-cell table:formula="of:=10*LOG([.C23]/[.D23])" office:value-type="float" office:value="11.8274852741192" calcext:value-type="float">
            <text:p>11,827485274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884835" calcext:value-type="float">
            <text:p>8,85E-02</text:p>
          </table:table-cell>
          <table:table-cell office:value-type="float" office:value="0.8917213" calcext:value-type="float">
            <text:p>8,92E-01</text:p>
          </table:table-cell>
          <table:table-cell/>
          <table:table-cell table:formula="of:=10*LOG([.C24]/[.D24])" office:value-type="float" office:value="-10.0336684750062" calcext:value-type="float">
            <text:p>-10,03366847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147558" calcext:value-type="float">
            <text:p>9,15E-01</text:p>
          </table:table-cell>
          <table:table-cell office:value-type="float" office:value="0.04904328" calcext:value-type="float">
            <text:p>4,90E-02</text:p>
          </table:table-cell>
          <table:table-cell/>
          <table:table-cell table:formula="of:=10*LOG([.C25]/[.D25])" office:value-type="float" office:value="12.7072566383956" calcext:value-type="float">
            <text:p>12,707256638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995469" calcext:value-type="float">
            <text:p>9,95E-02</text:p>
          </table:table-cell>
          <table:table-cell office:value-type="float" office:value="0.8804254" calcext:value-type="float">
            <text:p>8,80E-01</text:p>
          </table:table-cell>
          <table:table-cell/>
          <table:table-cell table:formula="of:=10*LOG([.C26]/[.D26])" office:value-type="float" office:value="-9.46664823157313" calcext:value-type="float">
            <text:p>-9,46664823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244348" calcext:value-type="float">
            <text:p>9,24E-01</text:p>
          </table:table-cell>
          <table:table-cell office:value-type="float" office:value="0.03933051" calcext:value-type="float">
            <text:p>3,93E-02</text:p>
          </table:table-cell>
          <table:table-cell/>
          <table:table-cell table:formula="of:=10*LOG([.C27]/[.D27])" office:value-type="float" office:value="13.7114670801016" calcext:value-type="float">
            <text:p>13,711467080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107777" calcext:value-type="float">
            <text:p>1,11E-01</text:p>
          </table:table-cell>
          <table:table-cell office:value-type="float" office:value="0.8689629" calcext:value-type="float">
            <text:p>8,69E-01</text:p>
          </table:table-cell>
          <table:table-cell/>
          <table:table-cell table:formula="of:=10*LOG([.C28]/[.D28])" office:value-type="float" office:value="-8.94548890875676" calcext:value-type="float">
            <text:p>-8,945488908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329002" calcext:value-type="float">
            <text:p>9,33E-01</text:p>
          </table:table-cell>
          <table:table-cell office:value-type="float" office:value="0.03094944" calcext:value-type="float">
            <text:p>3,09E-02</text:p>
          </table:table-cell>
          <table:table-cell/>
          <table:table-cell table:formula="of:=10*LOG([.C29]/[.D29])" office:value-type="float" office:value="14.7918239089093" calcext:value-type="float">
            <text:p>14,791823908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225399" calcext:value-type="float">
            <text:p>1,23E-01</text:p>
          </table:table-cell>
          <table:table-cell office:value-type="float" office:value="0.8573136" calcext:value-type="float">
            <text:p>8,57E-01</text:p>
          </table:table-cell>
          <table:table-cell/>
          <table:table-cell table:formula="of:=10*LOG([.C30]/[.D30])" office:value-type="float" office:value="-8.44862191629376" calcext:value-type="float">
            <text:p>-8,44862191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407736" calcext:value-type="float">
            <text:p>9,41E-01</text:p>
          </table:table-cell>
          <table:table-cell office:value-type="float" office:value="0.02359963" calcext:value-type="float">
            <text:p>2,36E-02</text:p>
          </table:table-cell>
          <table:table-cell/>
          <table:table-cell table:formula="of:=10*LOG([.C31]/[.D31])" office:value-type="float" office:value="16.0057992766355" calcext:value-type="float">
            <text:p>16,005799276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47735" calcext:value-type="float">
            <text:p>1,35E-01</text:p>
          </table:table-cell>
          <table:table-cell office:value-type="float" office:value="0.8452299" calcext:value-type="float">
            <text:p>8,45E-01</text:p>
          </table:table-cell>
          <table:table-cell/>
          <table:table-cell table:formula="of:=10*LOG([.C32]/[.D32])" office:value-type="float" office:value="-7.97370344891737" calcext:value-type="float">
            <text:p>-7,973703448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47792" calcext:value-type="float">
            <text:p>9,48E-01</text:p>
          </table:table-cell>
          <table:table-cell office:value-type="float" office:value="0.01723648" calcext:value-type="float">
            <text:p>1,72E-02</text:p>
          </table:table-cell>
          <table:table-cell/>
          <table:table-cell table:formula="of:=10*LOG([.C33]/[.D33])" office:value-type="float" office:value="17.4026445886242" calcext:value-type="float">
            <text:p>17,402644588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481326" calcext:value-type="float">
            <text:p>1,48E-01</text:p>
          </table:table-cell>
          <table:table-cell office:value-type="float" office:value="0.831833" calcext:value-type="float">
            <text:p>8,32E-01</text:p>
          </table:table-cell>
          <table:table-cell/>
          <table:table-cell table:formula="of:=10*LOG([.C34]/[.D34])" office:value-type="float" office:value="-7.49385499880232" calcext:value-type="float">
            <text:p>-7,493854998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536471" calcext:value-type="float">
            <text:p>9,54E-01</text:p>
          </table:table-cell>
          <table:table-cell office:value-type="float" office:value="0.01162601" calcext:value-type="float">
            <text:p>1,16E-02</text:p>
          </table:table-cell>
          <table:table-cell/>
          <table:table-cell table:formula="of:=10*LOG([.C35]/[.D35])" office:value-type="float" office:value="19.1395700026858" calcext:value-type="float">
            <text:p>19,13957000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615555" calcext:value-type="float">
            <text:p>1,62E-01</text:p>
          </table:table-cell>
          <table:table-cell office:value-type="float" office:value="0.8180269" calcext:value-type="float">
            <text:p>8,18E-01</text:p>
          </table:table-cell>
          <table:table-cell/>
          <table:table-cell table:formula="of:=10*LOG([.C36]/[.D36])" office:value-type="float" office:value="-7.04445837508765" calcext:value-type="float">
            <text:p>-7,044458375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579374" calcext:value-type="float">
            <text:p>9,58E-01</text:p>
          </table:table-cell>
          <table:table-cell office:value-type="float" office:value="0.007168411" calcext:value-type="float">
            <text:p>7,17E-03</text:p>
          </table:table-cell>
          <table:table-cell/>
          <table:table-cell table:formula="of:=10*LOG([.C37]/[.D37])" office:value-type="float" office:value="21.2591423181872" calcext:value-type="float">
            <text:p>21,259142318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751638" calcext:value-type="float">
            <text:p>1,75E-01</text:p>
          </table:table-cell>
          <table:table-cell office:value-type="float" office:value="0.8043795" calcext:value-type="float">
            <text:p>8,04E-01</text:p>
          </table:table-cell>
          <table:table-cell/>
          <table:table-cell table:formula="of:=10*LOG([.C38]/[.D38])" office:value-type="float" office:value="-6.62016635662991" calcext:value-type="float">
            <text:p>-6,62016635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615312" calcext:value-type="float">
            <text:p>9,62E-01</text:p>
          </table:table-cell>
          <table:table-cell office:value-type="float" office:value="0.003872442" calcext:value-type="float">
            <text:p>3,87E-03</text:p>
          </table:table-cell>
          <table:table-cell/>
          <table:table-cell table:formula="of:=10*LOG([.C39]/[.D39])" office:value-type="float" office:value="23.9497845911862" calcext:value-type="float">
            <text:p>23,949784591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892984" calcext:value-type="float">
            <text:p>1,89E-01</text:p>
          </table:table-cell>
          <table:table-cell office:value-type="float" office:value="0.7904825" calcext:value-type="float">
            <text:p>7,90E-01</text:p>
          </table:table-cell>
          <table:table-cell/>
          <table:table-cell table:formula="of:=10*LOG([.C40]/[.D40])" office:value-type="float" office:value="-6.20745316591648" calcext:value-type="float">
            <text:p>-6,20745316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644387" calcext:value-type="float">
            <text:p>9,64E-01</text:p>
          </table:table-cell>
          <table:table-cell office:value-type="float" office:value="0.001580352" calcext:value-type="float">
            <text:p>1,58E-03</text:p>
          </table:table-cell>
          <table:table-cell/>
          <table:table-cell table:formula="of:=10*LOG([.C41]/[.D41])" office:value-type="float" office:value="27.8552079858344" calcext:value-type="float">
            <text:p>27,855207985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037618" calcext:value-type="float">
            <text:p>2,04E-01</text:p>
          </table:table-cell>
          <table:table-cell office:value-type="float" office:value="0.7759298" calcext:value-type="float">
            <text:p>7,76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658022" calcext:value-type="float">
            <text:p>9,66E-01</text:p>
          </table:table-cell>
          <table:table-cell office:value-type="float" office:value="0.0002983236" calcext:value-type="float">
            <text:p>2,98E-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90995" calcext:value-type="float">
            <text:p>2,19E-01</text:p>
          </table:table-cell>
          <table:table-cell office:value-type="float" office:value="0.7604342" calcext:value-type="float">
            <text:p>7,6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65966" calcext:value-type="float">
            <text:p>9,66E-01</text:p>
          </table:table-cell>
          <table:table-cell office:value-type="float" office:value="0.00004779411" calcext:value-type="float">
            <text:p>4,78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2343035" calcext:value-type="float">
            <text:p>2,34E-01</text:p>
          </table:table-cell>
          <table:table-cell office:value-type="float" office:value="0.7449946" calcext:value-type="float">
            <text:p>7,45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65114" calcext:value-type="float">
            <text:p>9,65E-01</text:p>
          </table:table-cell>
          <table:table-cell office:value-type="float" office:value="0.000844128" calcext:value-type="float">
            <text:p>8,44E-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2501975" calcext:value-type="float">
            <text:p>2,50E-01</text:p>
          </table:table-cell>
          <table:table-cell office:value-type="float" office:value="0.7293819" calcext:value-type="float">
            <text:p>7,29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636773" calcext:value-type="float">
            <text:p>9,64E-01</text:p>
          </table:table-cell>
          <table:table-cell office:value-type="float" office:value="0.002691897" calcext:value-type="float">
            <text:p>2,69E-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2661629" calcext:value-type="float">
            <text:p>2,66E-01</text:p>
          </table:table-cell>
          <table:table-cell office:value-type="float" office:value="0.7136899" calcext:value-type="float">
            <text:p>7,14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12662" calcext:value-type="float">
            <text:p>9,61E-01</text:p>
          </table:table-cell>
          <table:table-cell office:value-type="float" office:value="0.005551804" calcext:value-type="float">
            <text:p>5,55E-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2829635" calcext:value-type="float">
            <text:p>2,83E-01</text:p>
          </table:table-cell>
          <table:table-cell office:value-type="float" office:value="0.6967695" calcext:value-type="float">
            <text:p>6,97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571569" calcext:value-type="float">
            <text:p>9,57E-01</text:p>
          </table:table-cell>
          <table:table-cell office:value-type="float" office:value="0.009560691" calcext:value-type="float">
            <text:p>9,56E-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2997072" calcext:value-type="float">
            <text:p>3,00E-01</text:p>
          </table:table-cell>
          <table:table-cell office:value-type="float" office:value="0.6796306" calcext:value-type="float">
            <text:p>6,8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9516478" calcext:value-type="float">
            <text:p>9,52E-01</text:p>
          </table:table-cell>
          <table:table-cell office:value-type="float" office:value="0.01458574" calcext:value-type="float">
            <text:p>1,46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3164785" calcext:value-type="float">
            <text:p>3,16E-01</text:p>
          </table:table-cell>
          <table:table-cell office:value-type="float" office:value="0.6631411" calcext:value-type="float">
            <text:p>6,63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460129" calcext:value-type="float">
            <text:p>9,46E-01</text:p>
          </table:table-cell>
          <table:table-cell office:value-type="float" office:value="0.02046614" calcext:value-type="float">
            <text:p>2,05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3336734" calcext:value-type="float">
            <text:p>3,34E-01</text:p>
          </table:table-cell>
          <table:table-cell office:value-type="float" office:value="0.646156" calcext:value-type="float">
            <text:p>6,46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393331" calcext:value-type="float">
            <text:p>9,39E-01</text:p>
          </table:table-cell>
          <table:table-cell office:value-type="float" office:value="0.02741335" calcext:value-type="float">
            <text:p>2,74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3509512" calcext:value-type="float">
            <text:p>3,51E-01</text:p>
          </table:table-cell>
          <table:table-cell office:value-type="float" office:value="0.6289019" calcext:value-type="float">
            <text:p>6,29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313309" calcext:value-type="float">
            <text:p>9,31E-01</text:p>
          </table:table-cell>
          <table:table-cell office:value-type="float" office:value="0.03531541" calcext:value-type="float">
            <text:p>3,53E-02</text:p>
          </table:table-cell>
          <table:table-cell table:number-columns-repeated="2"/>
        </table:table-row>
      </table:table>
      <table:table table:name="piw_delta1_proche_solution" table:style-name="ta1">
        <table:shapes>
          <draw:frame draw:z-index="0" draw:style-name="gr1" draw:text-style-name="P1" svg:width="159.99mm" svg:height="89.99mm" svg:x="153.75mm" svg:y="10.33mm">
            <loext:p draw:notify-on-update-of-ranges="piw_delta1_proche_solution.F1:piw_delta1_proche_solution.F1 piw_delta1_proche_solution.F2:piw_delta1_proche_solution.F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/>
          <table:table-cell office:value-type="string" calcext:value-type="string">
            <text:p>[ Iteration ]</text:p>
          </table:table-cell>
          <table:table-cell table:style-name="ce1" office:value-type="string" calcext:value-type="string">
            <text:p>[ LinearOutBot]</text:p>
          </table:table-cell>
          <table:table-cell table:style-name="ce1" office:value-type="string" calcext:value-type="string">
            <text:p>[ LinearOutTop]</text:p>
          </table:table-cell>
          <table:table-cell/>
          <table:table-cell office:value-type="string" calcext:value-type="string">
            <text:p>Isol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990825" calcext:value-type="float">
            <text:p>5,99E-02</text:p>
          </table:table-cell>
          <table:table-cell office:value-type="float" office:value="0.9200954" calcext:value-type="float">
            <text:p>9,20E-01</text:p>
          </table:table-cell>
          <table:table-cell/>
          <table:table-cell table:formula="of:=10*LOG([.C2]/[.D2])" office:value-type="float" office:value="-11.8634622600655" calcext:value-type="float">
            <text:p>-11,86346226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801392" calcext:value-type="float">
            <text:p>8,80E-01</text:p>
          </table:table-cell>
          <table:table-cell office:value-type="float" office:value="0.08238965" calcext:value-type="float">
            <text:p>8,24E-02</text:p>
          </table:table-cell>
          <table:table-cell/>
          <table:table-cell table:formula="of:=10*LOG([.C3]/[.D3])" office:value-type="float" office:value="10.2867870627573" calcext:value-type="float">
            <text:p>10,28678706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140653" calcext:value-type="float">
            <text:p>6,14E-02</text:p>
          </table:table-cell>
          <table:table-cell office:value-type="float" office:value="0.9190702" calcext:value-type="float">
            <text:p>9,19E-01</text:p>
          </table:table-cell>
          <table:table-cell/>
          <table:table-cell table:formula="of:=10*LOG([.C4]/[.D4])" office:value-type="float" office:value="-11.7513412805423" calcext:value-type="float">
            <text:p>-11,75134128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828399" calcext:value-type="float">
            <text:p>8,83E-01</text:p>
          </table:table-cell>
          <table:table-cell office:value-type="float" office:value="0.08040854" calcext:value-type="float">
            <text:p>8,04E-02</text:p>
          </table:table-cell>
          <table:table-cell/>
          <table:table-cell table:formula="of:=10*LOG([.C5]/[.D5])" office:value-type="float" office:value="10.4057977631404" calcext:value-type="float">
            <text:p>10,40579776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6327417" calcext:value-type="float">
            <text:p>6,33E-02</text:p>
          </table:table-cell>
          <table:table-cell office:value-type="float" office:value="0.9169394" calcext:value-type="float">
            <text:p>9,17E-01</text:p>
          </table:table-cell>
          <table:table-cell/>
          <table:table-cell table:formula="of:=10*LOG([.C6]/[.D6])" office:value-type="float" office:value="-11.6111417734235" calcext:value-type="float">
            <text:p>-11,61114177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851673" calcext:value-type="float">
            <text:p>8,85E-01</text:p>
          </table:table-cell>
          <table:table-cell office:value-type="float" office:value="0.07772628" calcext:value-type="float">
            <text:p>7,77E-02</text:p>
          </table:table-cell>
          <table:table-cell/>
          <table:table-cell table:formula="of:=10*LOG([.C7]/[.D7])" office:value-type="float" office:value="10.5645747901553" calcext:value-type="float">
            <text:p>10,56457479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6513024" calcext:value-type="float">
            <text:p>6,51E-02</text:p>
          </table:table-cell>
          <table:table-cell office:value-type="float" office:value="0.9150075" calcext:value-type="float">
            <text:p>9,15E-01</text:p>
          </table:table-cell>
          <table:table-cell/>
          <table:table-cell table:formula="of:=10*LOG([.C8]/[.D8])" office:value-type="float" office:value="-11.476419753234" calcext:value-type="float">
            <text:p>-11,476419753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876668" calcext:value-type="float">
            <text:p>8,88E-01</text:p>
          </table:table-cell>
          <table:table-cell office:value-type="float" office:value="0.07514127" calcext:value-type="float">
            <text:p>7,51E-02</text:p>
          </table:table-cell>
          <table:table-cell/>
          <table:table-cell table:formula="of:=10*LOG([.C9]/[.D9])" office:value-type="float" office:value="10.7237144593657" calcext:value-type="float">
            <text:p>10,72371445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6675144" calcext:value-type="float">
            <text:p>6,68E-02</text:p>
          </table:table-cell>
          <table:table-cell office:value-type="float" office:value="0.9136198" calcext:value-type="float">
            <text:p>9,14E-01</text:p>
          </table:table-cell>
          <table:table-cell/>
          <table:table-cell table:formula="of:=10*LOG([.C10]/[.D10])" office:value-type="float" office:value="-11.3630486406379" calcext:value-type="float">
            <text:p>-11,363048640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0167" calcext:value-type="float">
            <text:p>8,90E-01</text:p>
          </table:table-cell>
          <table:table-cell office:value-type="float" office:value="0.0731589" calcext:value-type="float">
            <text:p>7,32E-02</text:p>
          </table:table-cell>
          <table:table-cell/>
          <table:table-cell table:formula="of:=10*LOG([.C11]/[.D11])" office:value-type="float" office:value="10.8520432330825" calcext:value-type="float">
            <text:p>10,852043233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6894024" calcext:value-type="float">
            <text:p>6,89E-02</text:p>
          </table:table-cell>
          <table:table-cell office:value-type="float" office:value="0.911057" calcext:value-type="float">
            <text:p>9,11E-01</text:p>
          </table:table-cell>
          <table:table-cell/>
          <table:table-cell table:formula="of:=10*LOG([.C12]/[.D12])" office:value-type="float" office:value="-11.2107275834974" calcext:value-type="float">
            <text:p>-11,210727583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925045" calcext:value-type="float">
            <text:p>8,93E-01</text:p>
          </table:table-cell>
          <table:table-cell office:value-type="float" office:value="0.0703078" calcext:value-type="float">
            <text:p>7,03E-02</text:p>
          </table:table-cell>
          <table:table-cell/>
          <table:table-cell table:formula="of:=10*LOG([.C13]/[.D13])" office:value-type="float" office:value="11.03606905851" calcext:value-type="float">
            <text:p>11,036069058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7082514" calcext:value-type="float">
            <text:p>7,08E-02</text:p>
          </table:table-cell>
          <table:table-cell office:value-type="float" office:value="0.9093603" calcext:value-type="float">
            <text:p>9,09E-01</text:p>
          </table:table-cell>
          <table:table-cell/>
          <table:table-cell table:formula="of:=10*LOG([.C14]/[.D14])" office:value-type="float" office:value="-11.0854854859845" calcext:value-type="float">
            <text:p>-11,08548548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950776" calcext:value-type="float">
            <text:p>8,95E-01</text:p>
          </table:table-cell>
          <table:table-cell office:value-type="float" office:value="0.06798423" calcext:value-type="float">
            <text:p>6,80E-02</text:p>
          </table:table-cell>
          <table:table-cell/>
          <table:table-cell table:formula="of:=10*LOG([.C15]/[.D15])" office:value-type="float" office:value="11.1945250568764" calcext:value-type="float">
            <text:p>11,19452505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7253685" calcext:value-type="float">
            <text:p>7,25E-02</text:p>
          </table:table-cell>
          <table:table-cell office:value-type="float" office:value="0.9078048" calcext:value-type="float">
            <text:p>9,08E-01</text:p>
          </table:table-cell>
          <table:table-cell/>
          <table:table-cell table:formula="of:=10*LOG([.C16]/[.D16])" office:value-type="float" office:value="-10.9743378284301" calcext:value-type="float">
            <text:p>-10,97433782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8974534" calcext:value-type="float">
            <text:p>8,97E-01</text:p>
          </table:table-cell>
          <table:table-cell office:value-type="float" office:value="0.06600706" calcext:value-type="float">
            <text:p>6,60E-02</text:p>
          </table:table-cell>
          <table:table-cell/>
          <table:table-cell table:formula="of:=10*LOG([.C17]/[.D17])" office:value-type="float" office:value="11.3342151781796" calcext:value-type="float">
            <text:p>11,334215178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7441218" calcext:value-type="float">
            <text:p>7,44E-02</text:p>
          </table:table-cell>
          <table:table-cell office:value-type="float" office:value="0.9054706" calcext:value-type="float">
            <text:p>9,05E-01</text:p>
          </table:table-cell>
          <table:table-cell/>
          <table:table-cell table:formula="of:=10*LOG([.C18]/[.D18])" office:value-type="float" office:value="-10.8523032570321" calcext:value-type="float">
            <text:p>-10,85230325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899183" calcext:value-type="float">
            <text:p>8,99E-01</text:p>
          </table:table-cell>
          <table:table-cell office:value-type="float" office:value="0.06366634" calcext:value-type="float">
            <text:p>6,37E-02</text:p>
          </table:table-cell>
          <table:table-cell/>
          <table:table-cell table:formula="of:=10*LOG([.C19]/[.D19])" office:value-type="float" office:value="11.499382033037" calcext:value-type="float">
            <text:p>11,4993820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7662008" calcext:value-type="float">
            <text:p>7,66E-02</text:p>
          </table:table-cell>
          <table:table-cell office:value-type="float" office:value="0.9037035" calcext:value-type="float">
            <text:p>9,04E-01</text:p>
          </table:table-cell>
          <table:table-cell/>
          <table:table-cell table:formula="of:=10*LOG([.C20]/[.D20])" office:value-type="float" office:value="-10.716833631858" calcext:value-type="float">
            <text:p>-10,71683363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021974" calcext:value-type="float">
            <text:p>9,02E-01</text:p>
          </table:table-cell>
          <table:table-cell office:value-type="float" office:value="0.06128987" calcext:value-type="float">
            <text:p>6,13E-02</text:p>
          </table:table-cell>
          <table:table-cell/>
          <table:table-cell table:formula="of:=10*LOG([.C21]/[.D21])" office:value-type="float" office:value="11.6791287100594" calcext:value-type="float">
            <text:p>11,679128710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7834283" calcext:value-type="float">
            <text:p>7,83E-02</text:p>
          </table:table-cell>
          <table:table-cell office:value-type="float" office:value="0.9019727" calcext:value-type="float">
            <text:p>9,02E-01</text:p>
          </table:table-cell>
          <table:table-cell/>
          <table:table-cell table:formula="of:=10*LOG([.C22]/[.D22])" office:value-type="float" office:value="-10.6119413731703" calcext:value-type="float">
            <text:p>-10,61194137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041327" calcext:value-type="float">
            <text:p>9,04E-01</text:p>
          </table:table-cell>
          <table:table-cell office:value-type="float" office:value="0.0593586" calcext:value-type="float">
            <text:p>5,94E-02</text:p>
          </table:table-cell>
          <table:table-cell/>
          <table:table-cell table:formula="of:=10*LOG([.C23]/[.D23])" office:value-type="float" office:value="11.8274852741192" calcext:value-type="float">
            <text:p>11,827485274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8054669" calcext:value-type="float">
            <text:p>8,05E-02</text:p>
          </table:table-cell>
          <table:table-cell office:value-type="float" office:value="0.899439" calcext:value-type="float">
            <text:p>8,99E-01</text:p>
          </table:table-cell>
          <table:table-cell/>
          <table:table-cell table:formula="of:=10*LOG([.C24]/[.D24])" office:value-type="float" office:value="-10.4792401665857" calcext:value-type="float">
            <text:p>-10,479240166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061568" calcext:value-type="float">
            <text:p>9,06E-01</text:p>
          </table:table-cell>
          <table:table-cell office:value-type="float" office:value="0.05689979" calcext:value-type="float">
            <text:p>5,69E-02</text:p>
          </table:table-cell>
          <table:table-cell/>
          <table:table-cell table:formula="of:=10*LOG([.C25]/[.D25])" office:value-type="float" office:value="12.0209269029092" calcext:value-type="float">
            <text:p>12,02092690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8233193" calcext:value-type="float">
            <text:p>8,23E-02</text:p>
          </table:table-cell>
          <table:table-cell office:value-type="float" office:value="0.897997" calcext:value-type="float">
            <text:p>8,98E-01</text:p>
          </table:table-cell>
          <table:table-cell/>
          <table:table-cell table:formula="of:=10*LOG([.C26]/[.D26])" office:value-type="float" office:value="-10.3770658966277" calcext:value-type="float">
            <text:p>-10,377065896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084963" calcext:value-type="float">
            <text:p>9,08E-01</text:p>
          </table:table-cell>
          <table:table-cell office:value-type="float" office:value="0.05509364" calcext:value-type="float">
            <text:p>5,51E-02</text:p>
          </table:table-cell>
          <table:table-cell/>
          <table:table-cell table:formula="of:=10*LOG([.C27]/[.D27])" office:value-type="float" office:value="12.1722169604462" calcext:value-type="float">
            <text:p>12,172216960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8446424" calcext:value-type="float">
            <text:p>8,45E-02</text:p>
          </table:table-cell>
          <table:table-cell office:value-type="float" office:value="0.8956803" calcext:value-type="float">
            <text:p>8,96E-01</text:p>
          </table:table-cell>
          <table:table-cell/>
          <table:table-cell table:formula="of:=10*LOG([.C28]/[.D28])" office:value-type="float" office:value="-10.2548014356911" calcext:value-type="float">
            <text:p>-10,254801435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105161" calcext:value-type="float">
            <text:p>9,11E-01</text:p>
          </table:table-cell>
          <table:table-cell office:value-type="float" office:value="0.05296554" calcext:value-type="float">
            <text:p>5,30E-02</text:p>
          </table:table-cell>
          <table:table-cell/>
          <table:table-cell table:formula="of:=10*LOG([.C29]/[.D29])" office:value-type="float" office:value="12.3529422510776" calcext:value-type="float">
            <text:p>12,352942251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8680479" calcext:value-type="float">
            <text:p>8,68E-02</text:p>
          </table:table-cell>
          <table:table-cell office:value-type="float" office:value="0.8931492" calcext:value-type="float">
            <text:p>8,93E-01</text:p>
          </table:table-cell>
          <table:table-cell/>
          <table:table-cell table:formula="of:=10*LOG([.C30]/[.D30])" office:value-type="float" office:value="-10.1238032279696" calcext:value-type="float">
            <text:p>-10,1238032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127115" calcext:value-type="float">
            <text:p>9,13E-01</text:p>
          </table:table-cell>
          <table:table-cell office:value-type="float" office:value="0.0505844" calcext:value-type="float">
            <text:p>5,06E-02</text:p>
          </table:table-cell>
          <table:table-cell/>
          <table:table-cell table:formula="of:=10*LOG([.C31]/[.D31])" office:value-type="float" office:value="12.5631691956115" calcext:value-type="float">
            <text:p>12,56316919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884835" calcext:value-type="float">
            <text:p>8,85E-02</text:p>
          </table:table-cell>
          <table:table-cell office:value-type="float" office:value="0.8917213" calcext:value-type="float">
            <text:p>8,92E-01</text:p>
          </table:table-cell>
          <table:table-cell/>
          <table:table-cell table:formula="of:=10*LOG([.C32]/[.D32])" office:value-type="float" office:value="-10.0336684750062" calcext:value-type="float">
            <text:p>-10,0336684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147558" calcext:value-type="float">
            <text:p>9,15E-01</text:p>
          </table:table-cell>
          <table:table-cell office:value-type="float" office:value="0.04904328" calcext:value-type="float">
            <text:p>4,90E-02</text:p>
          </table:table-cell>
          <table:table-cell/>
          <table:table-cell table:formula="of:=10*LOG([.C33]/[.D33])" office:value-type="float" office:value="12.7072566383956" calcext:value-type="float">
            <text:p>12,707256638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9079014" calcext:value-type="float">
            <text:p>9,08E-02</text:p>
          </table:table-cell>
          <table:table-cell office:value-type="float" office:value="0.889359" calcext:value-type="float">
            <text:p>8,89E-01</text:p>
          </table:table-cell>
          <table:table-cell/>
          <table:table-cell table:formula="of:=10*LOG([.C34]/[.D34])" office:value-type="float" office:value="-9.91038418541537" calcext:value-type="float">
            <text:p>-9,910384185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167729" calcext:value-type="float">
            <text:p>9,17E-01</text:p>
          </table:table-cell>
          <table:table-cell office:value-type="float" office:value="0.04689394" calcext:value-type="float">
            <text:p>4,69E-02</text:p>
          </table:table-cell>
          <table:table-cell/>
          <table:table-cell table:formula="of:=10*LOG([.C35]/[.D35])" office:value-type="float" office:value="12.9114504354959" calcext:value-type="float">
            <text:p>12,911450435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9313831" calcext:value-type="float">
            <text:p>9,31E-02</text:p>
          </table:table-cell>
          <table:table-cell office:value-type="float" office:value="0.8867876" calcext:value-type="float">
            <text:p>8,87E-01</text:p>
          </table:table-cell>
          <table:table-cell/>
          <table:table-cell table:formula="of:=10*LOG([.C36]/[.D36])" office:value-type="float" office:value="-9.7869125835136" calcext:value-type="float">
            <text:p>-9,78691258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187452" calcext:value-type="float">
            <text:p>9,19E-01</text:p>
          </table:table-cell>
          <table:table-cell office:value-type="float" office:value="0.04470543" calcext:value-type="float">
            <text:p>4,47E-02</text:p>
          </table:table-cell>
          <table:table-cell/>
          <table:table-cell table:formula="of:=10*LOG([.C37]/[.D37])" office:value-type="float" office:value="13.1283480661338" calcext:value-type="float">
            <text:p>13,128348066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949064" calcext:value-type="float">
            <text:p>9,49E-02</text:p>
          </table:table-cell>
          <table:table-cell office:value-type="float" office:value="0.8854318" calcext:value-type="float">
            <text:p>8,85E-01</text:p>
          </table:table-cell>
          <table:table-cell/>
          <table:table-cell table:formula="of:=10*LOG([.C38]/[.D38])" office:value-type="float" office:value="-9.69859615467068" calcext:value-type="float">
            <text:p>-9,698596154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208358" calcext:value-type="float">
            <text:p>9,21E-01</text:p>
          </table:table-cell>
          <table:table-cell office:value-type="float" office:value="0.04326908" calcext:value-type="float">
            <text:p>4,33E-02</text:p>
          </table:table-cell>
          <table:table-cell/>
          <table:table-cell table:formula="of:=10*LOG([.C39]/[.D39])" office:value-type="float" office:value="13.2800453413199" calcext:value-type="float">
            <text:p>13,28004534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9732579" calcext:value-type="float">
            <text:p>9,73E-02</text:p>
          </table:table-cell>
          <table:table-cell office:value-type="float" office:value="0.8826251" calcext:value-type="float">
            <text:p>8,83E-01</text:p>
          </table:table-cell>
          <table:table-cell/>
          <table:table-cell table:formula="of:=10*LOG([.C40]/[.D40])" office:value-type="float" office:value="-9.57548336105602" calcext:value-type="float">
            <text:p>-9,57548336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225238" calcext:value-type="float">
            <text:p>9,23E-01</text:p>
          </table:table-cell>
          <table:table-cell office:value-type="float" office:value="0.0411659" calcext:value-type="float">
            <text:p>4,12E-02</text:p>
          </table:table-cell>
          <table:table-cell/>
          <table:table-cell table:formula="of:=10*LOG([.C41]/[.D41])" office:value-type="float" office:value="13.5043996452347" calcext:value-type="float">
            <text:p>13,504399645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995469" calcext:value-type="float">
            <text:p>9,95E-02</text:p>
          </table:table-cell>
          <table:table-cell office:value-type="float" office:value="0.8804254" calcext:value-type="float">
            <text:p>8,8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244348" calcext:value-type="float">
            <text:p>9,24E-01</text:p>
          </table:table-cell>
          <table:table-cell office:value-type="float" office:value="0.03933051" calcext:value-type="float">
            <text:p>3,93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015401" calcext:value-type="float">
            <text:p>1,02E-01</text:p>
          </table:table-cell>
          <table:table-cell office:value-type="float" office:value="0.878607" calcext:value-type="float">
            <text:p>8,79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263513" calcext:value-type="float">
            <text:p>9,26E-01</text:p>
          </table:table-cell>
          <table:table-cell office:value-type="float" office:value="0.03780777" calcext:value-type="float">
            <text:p>3,78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036985" calcext:value-type="float">
            <text:p>1,04E-01</text:p>
          </table:table-cell>
          <table:table-cell office:value-type="float" office:value="0.875945" calcext:value-type="float">
            <text:p>8,76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2756" calcext:value-type="float">
            <text:p>9,28E-01</text:p>
          </table:table-cell>
          <table:table-cell office:value-type="float" office:value="0.03605067" calcext:value-type="float">
            <text:p>3,61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062831" calcext:value-type="float">
            <text:p>1,06E-01</text:p>
          </table:table-cell>
          <table:table-cell office:value-type="float" office:value="0.8738447" calcext:value-type="float">
            <text:p>8,74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299717" calcext:value-type="float">
            <text:p>9,30E-01</text:p>
          </table:table-cell>
          <table:table-cell office:value-type="float" office:value="0.03423154" calcext:value-type="float">
            <text:p>3,42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084541" calcext:value-type="float">
            <text:p>1,08E-01</text:p>
          </table:table-cell>
          <table:table-cell office:value-type="float" office:value="0.8716812" calcext:value-type="float">
            <text:p>8,72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316817" calcext:value-type="float">
            <text:p>9,32E-01</text:p>
          </table:table-cell>
          <table:table-cell office:value-type="float" office:value="0.03266675" calcext:value-type="float">
            <text:p>3,27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107777" calcext:value-type="float">
            <text:p>1,11E-01</text:p>
          </table:table-cell>
          <table:table-cell office:value-type="float" office:value="0.8689629" calcext:value-type="float">
            <text:p>8,69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329002" calcext:value-type="float">
            <text:p>9,33E-01</text:p>
          </table:table-cell>
          <table:table-cell office:value-type="float" office:value="0.03094944" calcext:value-type="float">
            <text:p>3,09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133028" calcext:value-type="float">
            <text:p>1,13E-01</text:p>
          </table:table-cell>
          <table:table-cell office:value-type="float" office:value="0.8668123" calcext:value-type="float">
            <text:p>8,67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9351193" calcext:value-type="float">
            <text:p>9,35E-01</text:p>
          </table:table-cell>
          <table:table-cell office:value-type="float" office:value="0.02934597" calcext:value-type="float">
            <text:p>2,93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15474" calcext:value-type="float">
            <text:p>1,15E-01</text:p>
          </table:table-cell>
          <table:table-cell office:value-type="float" office:value="0.8645335" calcext:value-type="float">
            <text:p>8,65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363882" calcext:value-type="float">
            <text:p>9,36E-01</text:p>
          </table:table-cell>
          <table:table-cell office:value-type="float" office:value="0.02790552" calcext:value-type="float">
            <text:p>2,79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180109" calcext:value-type="float">
            <text:p>1,18E-01</text:p>
          </table:table-cell>
          <table:table-cell office:value-type="float" office:value="0.8616913" calcext:value-type="float">
            <text:p>8,62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378043" calcext:value-type="float">
            <text:p>9,38E-01</text:p>
          </table:table-cell>
          <table:table-cell office:value-type="float" office:value="0.02625539" calcext:value-type="float">
            <text:p>2,63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200464" calcext:value-type="float">
            <text:p>1,20E-01</text:p>
          </table:table-cell>
          <table:table-cell office:value-type="float" office:value="0.8599761" calcext:value-type="float">
            <text:p>8,60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394578" calcext:value-type="float">
            <text:p>9,39E-01</text:p>
          </table:table-cell>
          <table:table-cell office:value-type="float" office:value="0.02509473" calcext:value-type="float">
            <text:p>2,51E-02</text:p>
          </table:table-cell>
          <table:table-cell table:number-columns-repeated="2"/>
        </table:table-row>
      </table:table>
      <table:table table:name="Incr20" table:style-name="ta1">
        <table:shapes>
          <draw:frame draw:z-index="0" draw:style-name="gr1" draw:text-style-name="P1" svg:width="159.99mm" svg:height="89.99mm" svg:x="152.21mm" svg:y="9.73mm">
            <loext:p draw:notify-on-update-of-ranges="Incr20.F1:Incr20.F1 Incr20.F2:Incr20.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[ Iteration ]</text:p>
          </table:table-cell>
          <table:table-cell table:style-name="ce1" office:value-type="string" calcext:value-type="string">
            <text:p>[ LinearOutBot]</text:p>
          </table:table-cell>
          <table:table-cell table:style-name="ce1" office:value-type="string" calcext:value-type="string">
            <text:p>[ LinearOutTop]</text:p>
          </table:table-cell>
          <table:table-cell/>
          <table:table-cell office:value-type="string" calcext:value-type="string">
            <text:p>Isol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57618" calcext:value-type="float">
            <text:p>9,56E-01</text:p>
          </table:table-cell>
          <table:table-cell office:value-type="float" office:value="0.02364157" calcext:value-type="float">
            <text:p>2,36E-02</text:p>
          </table:table-cell>
          <table:table-cell/>
          <table:table-cell table:formula="of:=10*LOG([.C2]/[.D2])" office:value-type="float" office:value="16.066733546088" calcext:value-type="float">
            <text:p>16,06673354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337137" calcext:value-type="float">
            <text:p>1,34E-01</text:p>
          </table:table-cell>
          <table:table-cell office:value-type="float" office:value="0.8326437" calcext:value-type="float">
            <text:p>8,33E-01</text:p>
          </table:table-cell>
          <table:table-cell/>
          <table:table-cell table:formula="of:=10*LOG([.C3]/[.D3])" office:value-type="float" office:value="-7.94283294052965" calcext:value-type="float">
            <text:p>-7,94283294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729014" calcext:value-type="float">
            <text:p>9,73E-01</text:p>
          </table:table-cell>
          <table:table-cell office:value-type="float" office:value="0.006496114" calcext:value-type="float">
            <text:p>6,50E-03</text:p>
          </table:table-cell>
          <table:table-cell/>
          <table:table-cell table:formula="of:=10*LOG([.C4]/[.D4])" office:value-type="float" office:value="21.7541519062707" calcext:value-type="float">
            <text:p>21,75415190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7803396" calcext:value-type="float">
            <text:p>7,80E-02</text:p>
          </table:table-cell>
          <table:table-cell office:value-type="float" office:value="0.8888435" calcext:value-type="float">
            <text:p>8,89E-01</text:p>
          </table:table-cell>
          <table:table-cell/>
          <table:table-cell table:formula="of:=10*LOG([.C5]/[.D5])" office:value-type="float" office:value="-10.5654165414842" calcext:value-type="float">
            <text:p>-10,56541654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95402" calcext:value-type="float">
            <text:p>9,80E-01</text:p>
          </table:table-cell>
          <table:table-cell office:value-type="float" office:value="0.00004231169" calcext:value-type="float">
            <text:p>4,23E-05</text:p>
          </table:table-cell>
          <table:table-cell/>
          <table:table-cell table:formula="of:=10*LOG([.C6]/[.D6])" office:value-type="float" office:value="43.6456189186668" calcext:value-type="float">
            <text:p>43,64561891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3619248" calcext:value-type="float">
            <text:p>3,62E-02</text:p>
          </table:table-cell>
          <table:table-cell office:value-type="float" office:value="0.9308258" calcext:value-type="float">
            <text:p>9,31E-01</text:p>
          </table:table-cell>
          <table:table-cell/>
          <table:table-cell table:formula="of:=10*LOG([.C7]/[.D7])" office:value-type="float" office:value="-14.1025006918132" calcext:value-type="float">
            <text:p>-14,10250069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750898" calcext:value-type="float">
            <text:p>9,75E-01</text:p>
          </table:table-cell>
          <table:table-cell office:value-type="float" office:value="0.004491318" calcext:value-type="float">
            <text:p>4,49E-03</text:p>
          </table:table-cell>
          <table:table-cell/>
          <table:table-cell table:formula="of:=10*LOG([.C8]/[.D8])" office:value-type="float" office:value="23.3667080787126" calcext:value-type="float">
            <text:p>23,36670807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000569" calcext:value-type="float">
            <text:p>1,00E-02</text:p>
          </table:table-cell>
          <table:table-cell office:value-type="float" office:value="0.9565104" calcext:value-type="float">
            <text:p>9,57E-01</text:p>
          </table:table-cell>
          <table:table-cell/>
          <table:table-cell table:formula="of:=10*LOG([.C9]/[.D9])" office:value-type="float" office:value="-19.8044265312737" calcext:value-type="float">
            <text:p>-19,80442653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603578" calcext:value-type="float">
            <text:p>9,60E-01</text:p>
          </table:table-cell>
          <table:table-cell office:value-type="float" office:value="0.01980342" calcext:value-type="float">
            <text:p>1,98E-02</text:p>
          </table:table-cell>
          <table:table-cell/>
          <table:table-cell table:formula="of:=10*LOG([.C10]/[.D10])" office:value-type="float" office:value="16.8569286977017" calcext:value-type="float">
            <text:p>16,85692869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6822908" calcext:value-type="float">
            <text:p>6,82E-05</text:p>
          </table:table-cell>
          <table:table-cell office:value-type="float" office:value="0.9658773" calcext:value-type="float">
            <text:p>9,66E-01</text:p>
          </table:table-cell>
          <table:table-cell/>
          <table:table-cell table:formula="of:=10*LOG([.C11]/[.D11])" office:value-type="float" office:value="-41.5095244412174" calcext:value-type="float">
            <text:p>-41,50952444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348112" calcext:value-type="float">
            <text:p>9,35E-01</text:p>
          </table:table-cell>
          <table:table-cell office:value-type="float" office:value="0.04570771" calcext:value-type="float">
            <text:p>4,57E-02</text:p>
          </table:table-cell>
          <table:table-cell/>
          <table:table-cell table:formula="of:=10*LOG([.C12]/[.D12])" office:value-type="float" office:value="13.1073444378076" calcext:value-type="float">
            <text:p>13,107344437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7097312" calcext:value-type="float">
            <text:p>7,10E-03</text:p>
          </table:table-cell>
          <table:table-cell office:value-type="float" office:value="0.9579785" calcext:value-type="float">
            <text:p>9,58E-01</text:p>
          </table:table-cell>
          <table:table-cell/>
          <table:table-cell table:formula="of:=10*LOG([.C13]/[.D13])" office:value-type="float" office:value="-21.3026186491032" calcext:value-type="float">
            <text:p>-21,30261864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992397" calcext:value-type="float">
            <text:p>8,99E-01</text:p>
          </table:table-cell>
          <table:table-cell office:value-type="float" office:value="0.08144108" calcext:value-type="float">
            <text:p>8,14E-02</text:p>
          </table:table-cell>
          <table:table-cell/>
          <table:table-cell table:formula="of:=10*LOG([.C14]/[.D14])" office:value-type="float" office:value="10.4303194779519" calcext:value-type="float">
            <text:p>10,4303194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3098147" calcext:value-type="float">
            <text:p>3,10E-02</text:p>
          </table:table-cell>
          <table:table-cell office:value-type="float" office:value="0.9332" calcext:value-type="float">
            <text:p>9,33E-01</text:p>
          </table:table-cell>
          <table:table-cell/>
          <table:table-cell table:formula="of:=10*LOG([.C15]/[.D15])" office:value-type="float" office:value="-14.7887270992827" calcext:value-type="float">
            <text:p>-14,788727099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43698" calcext:value-type="float">
            <text:p>8,54E-01</text:p>
          </table:table-cell>
          <table:table-cell office:value-type="float" office:value="0.1261698" calcext:value-type="float">
            <text:p>1,26E-01</text:p>
          </table:table-cell>
          <table:table-cell/>
          <table:table-cell table:formula="of:=10*LOG([.C16]/[.D16])" office:value-type="float" office:value="8.30690474017027" calcext:value-type="float">
            <text:p>8,30690474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7089286" calcext:value-type="float">
            <text:p>7,09E-02</text:p>
          </table:table-cell>
          <table:table-cell office:value-type="float" office:value="0.8929656" calcext:value-type="float">
            <text:p>8,93E-01</text:p>
          </table:table-cell>
          <table:table-cell/>
          <table:table-cell table:formula="of:=10*LOG([.C17]/[.D17])" office:value-type="float" office:value="-11.0023223148531" calcext:value-type="float">
            <text:p>-11,002322314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8007715" calcext:value-type="float">
            <text:p>8,01E-01</text:p>
          </table:table-cell>
          <table:table-cell office:value-type="float" office:value="0.1791227" calcext:value-type="float">
            <text:p>1,79E-01</text:p>
          </table:table-cell>
          <table:table-cell/>
          <table:table-cell table:formula="of:=10*LOG([.C18]/[.D18])" office:value-type="float" office:value="6.50357980967989" calcext:value-type="float">
            <text:p>6,503579809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256573" calcext:value-type="float">
            <text:p>1,26E-01</text:p>
          </table:table-cell>
          <table:table-cell office:value-type="float" office:value="0.8380098" calcext:value-type="float">
            <text:p>8,38E-01</text:p>
          </table:table-cell>
          <table:table-cell/>
          <table:table-cell table:formula="of:=10*LOG([.C19]/[.D19])" office:value-type="float" office:value="-8.24061373672933" calcext:value-type="float">
            <text:p>-8,24061373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7407338" calcext:value-type="float">
            <text:p>7,41E-01</text:p>
          </table:table-cell>
          <table:table-cell office:value-type="float" office:value="0.2385317" calcext:value-type="float">
            <text:p>2,39E-01</text:p>
          </table:table-cell>
          <table:table-cell/>
          <table:table-cell table:formula="of:=10*LOG([.C20]/[.D20])" office:value-type="float" office:value="4.92116058769517" calcext:value-type="float">
            <text:p>4,921160587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926459" calcext:value-type="float">
            <text:p>1,93E-01</text:p>
          </table:table-cell>
          <table:table-cell office:value-type="float" office:value="0.7713411" calcext:value-type="float">
            <text:p>7,71E-01</text:p>
          </table:table-cell>
          <table:table-cell/>
          <table:table-cell table:formula="of:=10*LOG([.C21]/[.D21])" office:value-type="float" office:value="-6.02486702303547" calcext:value-type="float">
            <text:p>-6,0248670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6746854" calcext:value-type="float">
            <text:p>6,75E-01</text:p>
          </table:table-cell>
          <table:table-cell office:value-type="float" office:value="0.3042696" calcext:value-type="float">
            <text:p>3,04E-01</text:p>
          </table:table-cell>
          <table:table-cell/>
          <table:table-cell table:formula="of:=10*LOG([.C22]/[.D22])" office:value-type="float" office:value="3.45842748689621" calcext:value-type="float">
            <text:p>3,458427486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705433" calcext:value-type="float">
            <text:p>2,71E-01</text:p>
          </table:table-cell>
          <table:table-cell office:value-type="float" office:value="0.6943936" calcext:value-type="float">
            <text:p>6,94E-01</text:p>
          </table:table-cell>
          <table:table-cell/>
          <table:table-cell table:formula="of:=10*LOG([.C23]/[.D23])" office:value-type="float" office:value="-4.09368926329195" calcext:value-type="float">
            <text:p>-4,093689263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6053564" calcext:value-type="float">
            <text:p>6,05E-01</text:p>
          </table:table-cell>
          <table:table-cell office:value-type="float" office:value="0.3736385" calcext:value-type="float">
            <text:p>3,74E-01</text:p>
          </table:table-cell>
          <table:table-cell/>
          <table:table-cell table:formula="of:=10*LOG([.C24]/[.D24])" office:value-type="float" office:value="2.09559518353975" calcext:value-type="float">
            <text:p>2,095595183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551552" calcext:value-type="float">
            <text:p>3,55E-01</text:p>
          </table:table-cell>
          <table:table-cell office:value-type="float" office:value="0.6105423" calcext:value-type="float">
            <text:p>6,11E-01</text:p>
          </table:table-cell>
          <table:table-cell/>
          <table:table-cell table:formula="of:=10*LOG([.C25]/[.D25])" office:value-type="float" office:value="-2.35297580632718" calcext:value-type="float">
            <text:p>-2,352975806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333711" calcext:value-type="float">
            <text:p>5,33E-01</text:p>
          </table:table-cell>
          <table:table-cell office:value-type="float" office:value="0.4462211" calcext:value-type="float">
            <text:p>4,46E-01</text:p>
          </table:table-cell>
          <table:table-cell/>
          <table:table-cell table:formula="of:=10*LOG([.C26]/[.D26])" office:value-type="float" office:value="0.774793778538516" calcext:value-type="float">
            <text:p>0,774793778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442459" calcext:value-type="float">
            <text:p>4,44E-01</text:p>
          </table:table-cell>
          <table:table-cell office:value-type="float" office:value="0.5220239" calcext:value-type="float">
            <text:p>5,22E-01</text:p>
          </table:table-cell>
          <table:table-cell/>
          <table:table-cell table:formula="of:=10*LOG([.C27]/[.D27])" office:value-type="float" office:value="-0.700669585725832" calcext:value-type="float">
            <text:p>-0,700669585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608504" calcext:value-type="float">
            <text:p>4,61E-01</text:p>
          </table:table-cell>
          <table:table-cell office:value-type="float" office:value="0.5192949" calcext:value-type="float">
            <text:p>5,19E-01</text:p>
          </table:table-cell>
          <table:table-cell/>
          <table:table-cell table:formula="of:=10*LOG([.C28]/[.D28])" office:value-type="float" office:value="-0.518540886292957" calcext:value-type="float">
            <text:p>-0,518540886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5341504" calcext:value-type="float">
            <text:p>5,34E-01</text:p>
          </table:table-cell>
          <table:table-cell office:value-type="float" office:value="0.4323361" calcext:value-type="float">
            <text:p>4,32E-01</text:p>
          </table:table-cell>
          <table:table-cell/>
          <table:table-cell table:formula="of:=10*LOG([.C29]/[.D29])" office:value-type="float" office:value="0.918420573803441" calcext:value-type="float">
            <text:p>0,91842057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88563" calcext:value-type="float">
            <text:p>3,89E-01</text:p>
          </table:table-cell>
          <table:table-cell office:value-type="float" office:value="0.5920989" calcext:value-type="float">
            <text:p>5,92E-01</text:p>
          </table:table-cell>
          <table:table-cell/>
          <table:table-cell table:formula="of:=10*LOG([.C30]/[.D30])" office:value-type="float" office:value="-1.82932810691918" calcext:value-type="float">
            <text:p>-1,829328106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224457" calcext:value-type="float">
            <text:p>6,22E-01</text:p>
          </table:table-cell>
          <table:table-cell office:value-type="float" office:value="0.3439046" calcext:value-type="float">
            <text:p>3,44E-01</text:p>
          </table:table-cell>
          <table:table-cell/>
          <table:table-cell table:formula="of:=10*LOG([.C31]/[.D31])" office:value-type="float" office:value="2.57663486180625" calcext:value-type="float">
            <text:p>2,576634861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3184379" calcext:value-type="float">
            <text:p>3,18E-01</text:p>
          </table:table-cell>
          <table:table-cell office:value-type="float" office:value="0.6622879" calcext:value-type="float">
            <text:p>6,62E-01</text:p>
          </table:table-cell>
          <table:table-cell/>
          <table:table-cell table:formula="of:=10*LOG([.C32]/[.D32])" office:value-type="float" office:value="-3.18022069341131" calcext:value-type="float">
            <text:p>-3,180220693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7055604" calcext:value-type="float">
            <text:p>7,06E-01</text:p>
          </table:table-cell>
          <table:table-cell office:value-type="float" office:value="0.2601957" calcext:value-type="float">
            <text:p>2,60E-01</text:p>
          </table:table-cell>
          <table:table-cell/>
          <table:table-cell table:formula="of:=10*LOG([.C33]/[.D33])" office:value-type="float" office:value="4.332340826454" calcext:value-type="float">
            <text:p>4,332340826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520123" calcext:value-type="float">
            <text:p>2,52E-01</text:p>
          </table:table-cell>
          <table:table-cell office:value-type="float" office:value="0.7285987" calcext:value-type="float">
            <text:p>7,29E-01</text:p>
          </table:table-cell>
          <table:table-cell/>
          <table:table-cell table:formula="of:=10*LOG([.C34]/[.D34])" office:value-type="float" office:value="-4.61066654046898" calcext:value-type="float">
            <text:p>-4,610666540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7810653" calcext:value-type="float">
            <text:p>7,81E-01</text:p>
          </table:table-cell>
          <table:table-cell office:value-type="float" office:value="0.1841251" calcext:value-type="float">
            <text:p>1,84E-01</text:p>
          </table:table-cell>
          <table:table-cell/>
          <table:table-cell table:formula="of:=10*LOG([.C35]/[.D35])" office:value-type="float" office:value="6.27574348329081" calcext:value-type="float">
            <text:p>6,27574348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908121" calcext:value-type="float">
            <text:p>1,91E-01</text:p>
          </table:table-cell>
          <table:table-cell office:value-type="float" office:value="0.7891888" calcext:value-type="float">
            <text:p>7,89E-01</text:p>
          </table:table-cell>
          <table:table-cell/>
          <table:table-cell table:formula="of:=10*LOG([.C36]/[.D36])" office:value-type="float" office:value="-6.16575001977934" calcext:value-type="float">
            <text:p>-6,165750019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8457476" calcext:value-type="float">
            <text:p>8,46E-01</text:p>
          </table:table-cell>
          <table:table-cell office:value-type="float" office:value="0.1184854" calcext:value-type="float">
            <text:p>1,18E-01</text:p>
          </table:table-cell>
          <table:table-cell/>
          <table:table-cell table:formula="of:=10*LOG([.C37]/[.D37])" office:value-type="float" office:value="8.53575935015539" calcext:value-type="float">
            <text:p>8,535759350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61183" calcext:value-type="float">
            <text:p>1,36E-01</text:p>
          </table:table-cell>
          <table:table-cell office:value-type="float" office:value="0.8432791" calcext:value-type="float">
            <text:p>8,43E-01</text:p>
          </table:table-cell>
          <table:table-cell/>
          <table:table-cell table:formula="of:=10*LOG([.C38]/[.D38])" office:value-type="float" office:value="-7.92054820323422" calcext:value-type="float">
            <text:p>-7,920548203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8982436" calcext:value-type="float">
            <text:p>8,98E-01</text:p>
          </table:table-cell>
          <table:table-cell office:value-type="float" office:value="0.06551777" calcext:value-type="float">
            <text:p>6,55E-02</text:p>
          </table:table-cell>
          <table:table-cell/>
          <table:table-cell table:formula="of:=10*LOG([.C39]/[.D39])" office:value-type="float" office:value="11.3703502442211" calcext:value-type="float">
            <text:p>11,370350244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8968523" calcext:value-type="float">
            <text:p>8,97E-02</text:p>
          </table:table-cell>
          <table:table-cell office:value-type="float" office:value="0.8891549" calcext:value-type="float">
            <text:p>8,89E-01</text:p>
          </table:table-cell>
          <table:table-cell/>
          <table:table-cell table:formula="of:=10*LOG([.C40]/[.D40])" office:value-type="float" office:value="-9.96256499925361" calcext:value-type="float">
            <text:p>-9,962564999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358961" calcext:value-type="float">
            <text:p>9,36E-01</text:p>
          </table:table-cell>
          <table:table-cell office:value-type="float" office:value="0.02755672" calcext:value-type="float">
            <text:p>2,76E-02</text:p>
          </table:table-cell>
          <table:table-cell/>
          <table:table-cell table:formula="of:=10*LOG([.C41]/[.D41])" office:value-type="float" office:value="15.3100011407541" calcext:value-type="float">
            <text:p>15,310001140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5182378" calcext:value-type="float">
            <text:p>5,18E-02</text:p>
          </table:table-cell>
          <table:table-cell office:value-type="float" office:value="0.9270767" calcext:value-type="float">
            <text:p>9,27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581915" calcext:value-type="float">
            <text:p>9,58E-01</text:p>
          </table:table-cell>
          <table:table-cell office:value-type="float" office:value="0.005434456" calcext:value-type="float">
            <text:p>5,43E-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2398712" calcext:value-type="float">
            <text:p>2,40E-02</text:p>
          </table:table-cell>
          <table:table-cell office:value-type="float" office:value="0.9554206" calcext:value-type="float">
            <text:p>9,55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640049" calcext:value-type="float">
            <text:p>9,64E-01</text:p>
          </table:table-cell>
          <table:table-cell office:value-type="float" office:value="0.0003551434" calcext:value-type="float">
            <text:p>3,55E-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6649522" calcext:value-type="float">
            <text:p>6,65E-03</text:p>
          </table:table-cell>
          <table:table-cell office:value-type="float" office:value="0.9734657" calcext:value-type="float">
            <text:p>9,73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530748" calcext:value-type="float">
            <text:p>9,53E-01</text:p>
          </table:table-cell>
          <table:table-cell office:value-type="float" office:value="0.01229774" calcext:value-type="float">
            <text:p>1,23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005972572" calcext:value-type="float">
            <text:p>5,97E-05</text:p>
          </table:table-cell>
          <table:table-cell office:value-type="float" office:value="0.9805946" calcext:value-type="float">
            <text:p>9,81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255607" calcext:value-type="float">
            <text:p>9,26E-01</text:p>
          </table:table-cell>
          <table:table-cell office:value-type="float" office:value="0.04080363" calcext:value-type="float">
            <text:p>4,08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429166" calcext:value-type="float">
            <text:p>4,29E-03</text:p>
          </table:table-cell>
          <table:table-cell office:value-type="float" office:value="0.9763061" calcext:value-type="float">
            <text:p>9,76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823872" calcext:value-type="float">
            <text:p>8,82E-01</text:p>
          </table:table-cell>
          <table:table-cell office:value-type="float" office:value="0.08449298" calcext:value-type="float">
            <text:p>8,45E-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1928572" calcext:value-type="float">
            <text:p>1,93E-02</text:p>
          </table:table-cell>
          <table:table-cell office:value-type="float" office:value="0.961124" calcext:value-type="float">
            <text:p>9,61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824832" calcext:value-type="float">
            <text:p>8,25E-01</text:p>
          </table:table-cell>
          <table:table-cell office:value-type="float" office:value="0.1423528" calcext:value-type="float">
            <text:p>1,42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4487364" calcext:value-type="float">
            <text:p>4,49E-02</text:p>
          </table:table-cell>
          <table:table-cell office:value-type="float" office:value="0.9350932" calcext:value-type="float">
            <text:p>9,35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7547319" calcext:value-type="float">
            <text:p>7,55E-01</text:p>
          </table:table-cell>
          <table:table-cell office:value-type="float" office:value="0.2123879" calcext:value-type="float">
            <text:p>2,12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8025211" calcext:value-type="float">
            <text:p>8,03E-02</text:p>
          </table:table-cell>
          <table:table-cell office:value-type="float" office:value="0.899169" calcext:value-type="float">
            <text:p>8,99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6749708" calcext:value-type="float">
            <text:p>6,75E-01</text:p>
          </table:table-cell>
          <table:table-cell office:value-type="float" office:value="0.2915657" calcext:value-type="float">
            <text:p>2,92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248741" calcext:value-type="float">
            <text:p>1,25E-01</text:p>
          </table:table-cell>
          <table:table-cell office:value-type="float" office:value="0.8542948" calcext:value-type="float">
            <text:p>8,54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588301" calcext:value-type="float">
            <text:p>5,88E-01</text:p>
          </table:table-cell>
          <table:table-cell office:value-type="float" office:value="0.3774763" calcext:value-type="float">
            <text:p>3,77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773784" calcext:value-type="float">
            <text:p>1,77E-01</text:p>
          </table:table-cell>
          <table:table-cell office:value-type="float" office:value="0.8014595" calcext:value-type="float">
            <text:p>8,01E-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4982726" calcext:value-type="float">
            <text:p>4,98E-01</text:p>
          </table:table-cell>
          <table:table-cell office:value-type="float" office:value="0.4663295" calcext:value-type="float">
            <text:p>4,66E-01</text:p>
          </table:table-cell>
          <table:table-cell table:number-columns-repeated="2"/>
        </table:table-row>
      </table:table>
      <table:table table:name="piw_delta1_proche_solution-2" table:style-name="ta1">
        <table:shapes>
          <draw:frame draw:z-index="0" draw:style-name="gr1" draw:text-style-name="P1" svg:width="159.99mm" svg:height="89.99mm" svg:x="167.87mm" svg:y="0mm">
            <loext:p draw:notify-on-update-of-ranges="'piw_delta1_proche_solution-2'.F2:'piw_delta1_proche_solution-2'.F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[ Iteration ]</text:p>
          </table:table-cell>
          <table:table-cell table:style-name="ce1" office:value-type="string" calcext:value-type="string">
            <text:p>[ LinearOutBot]</text:p>
          </table:table-cell>
          <table:table-cell table:style-name="ce1" office:value-type="string" calcext:value-type="string">
            <text:p>[ LinearOutTop]</text:p>
          </table:table-cell>
          <table:table-cell/>
          <table:table-cell office:value-type="string" calcext:value-type="string">
            <text:p>Isol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77921" calcext:value-type="float">
            <text:p>9,78E-01</text:p>
          </table:table-cell>
          <table:table-cell office:value-type="float" office:value="0.001390103" calcext:value-type="float">
            <text:p>1,39E-03</text:p>
          </table:table-cell>
          <table:table-cell/>
          <table:table-cell table:formula="of:=10*LOG([.C2]/[.D2])" office:value-type="float" office:value="28.4725679172818" calcext:value-type="float">
            <text:p>28,4725679173</text:p>
          </table:table-cell>
          <table:table-cell table:formula="of:=[.C2]/[.D2]" office:value-type="float" office:value="703.488158791111" calcext:value-type="float">
            <text:p>703,48815879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290776" calcext:value-type="float">
            <text:p>1,29E-02</text:p>
          </table:table-cell>
          <table:table-cell office:value-type="float" office:value="0.9534578" calcext:value-type="float">
            <text:p>9,53E-01</text:p>
          </table:table-cell>
          <table:table-cell/>
          <table:table-cell table:formula="of:=10*LOG([.C3]/[.D3])" office:value-type="float" office:value="-18.6845059418571" calcext:value-type="float">
            <text:p>-18,6845059419</text:p>
          </table:table-cell>
          <table:table-cell table:formula="of:=[.C3]/[.D3]" office:value-type="float" office:value="0.0135378408986743" calcext:value-type="float">
            <text:p>0,01353784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776684" calcext:value-type="float">
            <text:p>9,78E-01</text:p>
          </table:table-cell>
          <table:table-cell office:value-type="float" office:value="0.001680197" calcext:value-type="float">
            <text:p>1,68E-03</text:p>
          </table:table-cell>
          <table:table-cell/>
          <table:table-cell table:formula="of:=10*LOG([.C4]/[.D4])" office:value-type="float" office:value="27.6483137329496" calcext:value-type="float">
            <text:p>27,6483137329</text:p>
          </table:table-cell>
          <table:table-cell table:formula="of:=[.C4]/[.D4]" office:value-type="float" office:value="581.877244156489" calcext:value-type="float">
            <text:p>581,87724415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187394" calcext:value-type="float">
            <text:p>1,19E-02</text:p>
          </table:table-cell>
          <table:table-cell office:value-type="float" office:value="0.9547015" calcext:value-type="float">
            <text:p>9,55E-01</text:p>
          </table:table-cell>
          <table:table-cell/>
          <table:table-cell table:formula="of:=10*LOG([.C5]/[.D5])" office:value-type="float" office:value="-19.0527275484697" calcext:value-type="float">
            <text:p>-19,0527275485</text:p>
          </table:table-cell>
          <table:table-cell table:formula="of:=[.C5]/[.D5]" office:value-type="float" office:value="0.0124373325065479" calcext:value-type="float">
            <text:p>0,01243733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76234" calcext:value-type="float">
            <text:p>9,78E-01</text:p>
          </table:table-cell>
          <table:table-cell office:value-type="float" office:value="0.001962968" calcext:value-type="float">
            <text:p>1,96E-03</text:p>
          </table:table-cell>
          <table:table-cell/>
          <table:table-cell table:formula="of:=10*LOG([.C6]/[.D6])" office:value-type="float" office:value="26.9725836826431" calcext:value-type="float">
            <text:p>26,9725836826</text:p>
          </table:table-cell>
          <table:table-cell table:formula="of:=[.C6]/[.D6]" office:value-type="float" office:value="498.03328429195" calcext:value-type="float">
            <text:p>498,0332842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102259" calcext:value-type="float">
            <text:p>1,10E-02</text:p>
          </table:table-cell>
          <table:table-cell office:value-type="float" office:value="0.9556358" calcext:value-type="float">
            <text:p>9,56E-01</text:p>
          </table:table-cell>
          <table:table-cell/>
          <table:table-cell table:formula="of:=10*LOG([.C7]/[.D7])" office:value-type="float" office:value="-19.3800875736054" calcext:value-type="float">
            <text:p>-19,3800875736</text:p>
          </table:table-cell>
          <table:table-cell table:formula="of:=[.C7]/[.D7]" office:value-type="float" office:value="0.0115342999916914" calcext:value-type="float">
            <text:p>0,011534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767496" calcext:value-type="float">
            <text:p>9,77E-01</text:p>
          </table:table-cell>
          <table:table-cell office:value-type="float" office:value="0.002296975" calcext:value-type="float">
            <text:p>2,30E-03</text:p>
          </table:table-cell>
          <table:table-cell/>
          <table:table-cell table:formula="of:=10*LOG([.C8]/[.D8])" office:value-type="float" office:value="26.2862697363214" calcext:value-type="float">
            <text:p>26,2862697363</text:p>
          </table:table-cell>
          <table:table-cell table:formula="of:=[.C8]/[.D8]" office:value-type="float" office:value="425.233012984469" calcext:value-type="float">
            <text:p>425,233012984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007593" calcext:value-type="float">
            <text:p>1,01E-02</text:p>
          </table:table-cell>
          <table:table-cell office:value-type="float" office:value="0.956095" calcext:value-type="float">
            <text:p>9,56E-01</text:p>
          </table:table-cell>
          <table:table-cell/>
          <table:table-cell table:formula="of:=10*LOG([.C9]/[.D9])" office:value-type="float" office:value="-19.7721590532595" calcext:value-type="float">
            <text:p>-19,7721590533</text:p>
          </table:table-cell>
          <table:table-cell table:formula="of:=[.C9]/[.D9]" office:value-type="float" office:value="0.0105386284835712" calcext:value-type="float">
            <text:p>0,010538628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768863" calcext:value-type="float">
            <text:p>9,77E-01</text:p>
          </table:table-cell>
          <table:table-cell office:value-type="float" office:value="0.002711051" calcext:value-type="float">
            <text:p>2,71E-03</text:p>
          </table:table-cell>
          <table:table-cell/>
          <table:table-cell table:formula="of:=10*LOG([.C10]/[.D10])" office:value-type="float" office:value="25.5670633147649" calcext:value-type="float">
            <text:p>25,5670633148</text:p>
          </table:table-cell>
          <table:table-cell table:formula="of:=[.C10]/[.D10]" office:value-type="float" office:value="360.33490332716" calcext:value-type="float">
            <text:p>360,33490332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104896" calcext:value-type="float">
            <text:p>9,10E-03</text:p>
          </table:table-cell>
          <table:table-cell office:value-type="float" office:value="0.9575213" calcext:value-type="float">
            <text:p>9,58E-01</text:p>
          </table:table-cell>
          <table:table-cell/>
          <table:table-cell table:formula="of:=10*LOG([.C11]/[.D11])" office:value-type="float" office:value="-20.2187345413833" calcext:value-type="float">
            <text:p>-20,2187345414</text:p>
          </table:table-cell>
          <table:table-cell table:formula="of:=[.C11]/[.D11]" office:value-type="float" office:value="0.00950881823725488" calcext:value-type="float">
            <text:p>0,009508818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765352" calcext:value-type="float">
            <text:p>9,77E-01</text:p>
          </table:table-cell>
          <table:table-cell office:value-type="float" office:value="0.003090367" calcext:value-type="float">
            <text:p>3,09E-03</text:p>
          </table:table-cell>
          <table:table-cell/>
          <table:table-cell table:formula="of:=10*LOG([.C12]/[.D12])" office:value-type="float" office:value="24.9967784478547" calcext:value-type="float">
            <text:p>24,9967784479</text:p>
          </table:table-cell>
          <table:table-cell table:formula="of:=[.C12]/[.D12]" office:value-type="float" office:value="315.993278468221" calcext:value-type="float">
            <text:p>315,99327846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8295546" calcext:value-type="float">
            <text:p>8,30E-03</text:p>
          </table:table-cell>
          <table:table-cell office:value-type="float" office:value="0.9583197" calcext:value-type="float">
            <text:p>9,58E-01</text:p>
          </table:table-cell>
          <table:table-cell/>
          <table:table-cell table:formula="of:=10*LOG([.C13]/[.D13])" office:value-type="float" office:value="-20.6266544005915" calcext:value-type="float">
            <text:p>-20,6266544006</text:p>
          </table:table-cell>
          <table:table-cell table:formula="of:=[.C13]/[.D13]" office:value-type="float" office:value="0.00865634505896101" calcext:value-type="float">
            <text:p>0,00865634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756768" calcext:value-type="float">
            <text:p>9,76E-01</text:p>
          </table:table-cell>
          <table:table-cell office:value-type="float" office:value="0.003525751" calcext:value-type="float">
            <text:p>3,53E-03</text:p>
          </table:table-cell>
          <table:table-cell/>
          <table:table-cell table:formula="of:=10*LOG([.C14]/[.D14])" office:value-type="float" office:value="24.4205434054177" calcext:value-type="float">
            <text:p>24,4205434054</text:p>
          </table:table-cell>
          <table:table-cell table:formula="of:=[.C14]/[.D14]" office:value-type="float" office:value="276.72878771076" calcext:value-type="float">
            <text:p>276,72878771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7444064" calcext:value-type="float">
            <text:p>7,44E-03</text:p>
          </table:table-cell>
          <table:table-cell office:value-type="float" office:value="0.9586492" calcext:value-type="float">
            <text:p>9,59E-01</text:p>
          </table:table-cell>
          <table:table-cell/>
          <table:table-cell table:formula="of:=10*LOG([.C15]/[.D15])" office:value-type="float" office:value="-21.0984961588062" calcext:value-type="float">
            <text:p>-21,0984961588</text:p>
          </table:table-cell>
          <table:table-cell table:formula="of:=[.C15]/[.D15]" office:value-type="float" office:value="0.00776515955993079" calcext:value-type="float">
            <text:p>0,00776515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756093" calcext:value-type="float">
            <text:p>9,76E-01</text:p>
          </table:table-cell>
          <table:table-cell office:value-type="float" office:value="0.00400992" calcext:value-type="float">
            <text:p>4,01E-03</text:p>
          </table:table-cell>
          <table:table-cell/>
          <table:table-cell table:formula="of:=10*LOG([.C16]/[.D16])" office:value-type="float" office:value="23.8614022327082" calcext:value-type="float">
            <text:p>23,8614022327</text:p>
          </table:table-cell>
          <table:table-cell table:formula="of:=[.C16]/[.D16]" office:value-type="float" office:value="243.298943619823" calcext:value-type="float">
            <text:p>243,29894361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6637861" calcext:value-type="float">
            <text:p>6,64E-03</text:p>
          </table:table-cell>
          <table:table-cell office:value-type="float" office:value="0.9599992" calcext:value-type="float">
            <text:p>9,60E-01</text:p>
          </table:table-cell>
          <table:table-cell/>
          <table:table-cell table:formula="of:=10*LOG([.C17]/[.D17])" office:value-type="float" office:value="-21.6024271729475" calcext:value-type="float">
            <text:p>-21,6024271729</text:p>
          </table:table-cell>
          <table:table-cell table:formula="of:=[.C17]/[.D17]" office:value-type="float" office:value="0.00691444430370359" calcext:value-type="float">
            <text:p>0,006914444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751026" calcext:value-type="float">
            <text:p>9,75E-01</text:p>
          </table:table-cell>
          <table:table-cell office:value-type="float" office:value="0.004455839" calcext:value-type="float">
            <text:p>4,46E-03</text:p>
          </table:table-cell>
          <table:table-cell/>
          <table:table-cell table:formula="of:=10*LOG([.C18]/[.D18])" office:value-type="float" office:value="23.4012082407399" calcext:value-type="float">
            <text:p>23,4012082407</text:p>
          </table:table-cell>
          <table:table-cell table:formula="of:=[.C18]/[.D18]" office:value-type="float" office:value="218.83703607783" calcext:value-type="float">
            <text:p>218,837036077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5961035" calcext:value-type="float">
            <text:p>5,96E-03</text:p>
          </table:table-cell>
          <table:table-cell office:value-type="float" office:value="0.9603602" calcext:value-type="float">
            <text:p>9,60E-01</text:p>
          </table:table-cell>
          <table:table-cell/>
          <table:table-cell table:formula="of:=10*LOG([.C19]/[.D19])" office:value-type="float" office:value="-22.0711248160447" calcext:value-type="float">
            <text:p>-22,071124816</text:p>
          </table:table-cell>
          <table:table-cell table:formula="of:=[.C19]/[.D19]" office:value-type="float" office:value="0.00620708250925017" calcext:value-type="float">
            <text:p>0,00620708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742556" calcext:value-type="float">
            <text:p>9,74E-01</text:p>
          </table:table-cell>
          <table:table-cell office:value-type="float" office:value="0.005005386" calcext:value-type="float">
            <text:p>5,01E-03</text:p>
          </table:table-cell>
          <table:table-cell/>
          <table:table-cell table:formula="of:=10*LOG([.C20]/[.D20])" office:value-type="float" office:value="22.8923533622335" calcext:value-type="float">
            <text:p>22,8923533622</text:p>
          </table:table-cell>
          <table:table-cell table:formula="of:=[.C20]/[.D20]" office:value-type="float" office:value="194.64145222766" calcext:value-type="float">
            <text:p>194,641452227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5214668" calcext:value-type="float">
            <text:p>5,21E-03</text:p>
          </table:table-cell>
          <table:table-cell office:value-type="float" office:value="0.9608445" calcext:value-type="float">
            <text:p>9,61E-01</text:p>
          </table:table-cell>
          <table:table-cell/>
          <table:table-cell table:formula="of:=10*LOG([.C21]/[.D21])" office:value-type="float" office:value="-22.6542644492091" calcext:value-type="float">
            <text:p>-22,6542644492</text:p>
          </table:table-cell>
          <table:table-cell table:formula="of:=[.C21]/[.D21]" office:value-type="float" office:value="0.00542717161830036" calcext:value-type="float">
            <text:p>0,005427171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741556" calcext:value-type="float">
            <text:p>9,74E-01</text:p>
          </table:table-cell>
          <table:table-cell office:value-type="float" office:value="0.005452348" calcext:value-type="float">
            <text:p>5,45E-03</text:p>
          </table:table-cell>
          <table:table-cell/>
          <table:table-cell table:formula="of:=10*LOG([.C22]/[.D22])" office:value-type="float" office:value="22.520447642391" calcext:value-type="float">
            <text:p>22,5204476424</text:p>
          </table:table-cell>
          <table:table-cell table:formula="of:=[.C22]/[.D22]" office:value-type="float" office:value="178.667172381513" calcext:value-type="float">
            <text:p>178,66717238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4675983" calcext:value-type="float">
            <text:p>4,68E-03</text:p>
          </table:table-cell>
          <table:table-cell office:value-type="float" office:value="0.9617397" calcext:value-type="float">
            <text:p>9,62E-01</text:p>
          </table:table-cell>
          <table:table-cell/>
          <table:table-cell table:formula="of:=10*LOG([.C23]/[.D23])" office:value-type="float" office:value="-23.131846202427" calcext:value-type="float">
            <text:p>-23,1318462024</text:p>
          </table:table-cell>
          <table:table-cell table:formula="of:=[.C23]/[.D23]" office:value-type="float" office:value="0.00486200476074763" calcext:value-type="float">
            <text:p>0,004862004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734096" calcext:value-type="float">
            <text:p>9,73E-01</text:p>
          </table:table-cell>
          <table:table-cell office:value-type="float" office:value="0.006037048" calcext:value-type="float">
            <text:p>6,04E-03</text:p>
          </table:table-cell>
          <table:table-cell/>
          <table:table-cell table:formula="of:=10*LOG([.C24]/[.D24])" office:value-type="float" office:value="22.0747099614371" calcext:value-type="float">
            <text:p>22,0747099614</text:p>
          </table:table-cell>
          <table:table-cell table:formula="of:=[.C24]/[.D24]" office:value-type="float" office:value="161.239334191148" calcext:value-type="float">
            <text:p>161,239334191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4051352" calcext:value-type="float">
            <text:p>4,05E-03</text:p>
          </table:table-cell>
          <table:table-cell office:value-type="float" office:value="0.9620142" calcext:value-type="float">
            <text:p>9,62E-01</text:p>
          </table:table-cell>
          <table:table-cell/>
          <table:table-cell table:formula="of:=10*LOG([.C25]/[.D25])" office:value-type="float" office:value="-23.7558150425958" calcext:value-type="float">
            <text:p>-23,7558150426</text:p>
          </table:table-cell>
          <table:table-cell table:formula="of:=[.C25]/[.D25]" office:value-type="float" office:value="0.00421132245241286" calcext:value-type="float">
            <text:p>0,00421132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726069" calcext:value-type="float">
            <text:p>9,73E-01</text:p>
          </table:table-cell>
          <table:table-cell office:value-type="float" office:value="0.006715689" calcext:value-type="float">
            <text:p>6,72E-03</text:p>
          </table:table-cell>
          <table:table-cell/>
          <table:table-cell table:formula="of:=10*LOG([.C26]/[.D26])" office:value-type="float" office:value="21.6084677028971" calcext:value-type="float">
            <text:p>21,6084677029</text:p>
          </table:table-cell>
          <table:table-cell table:formula="of:=[.C26]/[.D26]" office:value-type="float" office:value="144.826078158176" calcext:value-type="float">
            <text:p>144,826078158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3400208" calcext:value-type="float">
            <text:p>3,40E-03</text:p>
          </table:table-cell>
          <table:table-cell office:value-type="float" office:value="0.9625956" calcext:value-type="float">
            <text:p>9,63E-01</text:p>
          </table:table-cell>
          <table:table-cell/>
          <table:table-cell table:formula="of:=10*LOG([.C27]/[.D27])" office:value-type="float" office:value="-24.5193838736365" calcext:value-type="float">
            <text:p>-24,5193838736</text:p>
          </table:table-cell>
          <table:table-cell table:formula="of:=[.C27]/[.D27]" office:value-type="float" office:value="0.00353233278855627" calcext:value-type="float">
            <text:p>0,003532332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726326" calcext:value-type="float">
            <text:p>9,73E-01</text:p>
          </table:table-cell>
          <table:table-cell office:value-type="float" office:value="0.007230833" calcext:value-type="float">
            <text:p>7,23E-03</text:p>
          </table:table-cell>
          <table:table-cell/>
          <table:table-cell table:formula="of:=10*LOG([.C28]/[.D28])" office:value-type="float" office:value="21.2876049046253" calcext:value-type="float">
            <text:p>21,2876049046</text:p>
          </table:table-cell>
          <table:table-cell table:formula="of:=[.C28]/[.D28]" office:value-type="float" office:value="134.511832869048" calcext:value-type="float">
            <text:p>134,5118328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2979117" calcext:value-type="float">
            <text:p>2,98E-03</text:p>
          </table:table-cell>
          <table:table-cell office:value-type="float" office:value="0.9635434" calcext:value-type="float">
            <text:p>9,64E-01</text:p>
          </table:table-cell>
          <table:table-cell/>
          <table:table-cell table:formula="of:=10*LOG([.C29]/[.D29])" office:value-type="float" office:value="-25.0978372119625" calcext:value-type="float">
            <text:p>-25,097837212</text:p>
          </table:table-cell>
          <table:table-cell table:formula="of:=[.C29]/[.D29]" office:value-type="float" office:value="0.00309183478398586" calcext:value-type="float">
            <text:p>0,00309183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716807" calcext:value-type="float">
            <text:p>9,72E-01</text:p>
          </table:table-cell>
          <table:table-cell office:value-type="float" office:value="0.007907661" calcext:value-type="float">
            <text:p>7,91E-03</text:p>
          </table:table-cell>
          <table:table-cell/>
          <table:table-cell table:formula="of:=10*LOG([.C30]/[.D30])" office:value-type="float" office:value="20.8947553373025" calcext:value-type="float">
            <text:p>20,8947553373</text:p>
          </table:table-cell>
          <table:table-cell table:formula="of:=[.C30]/[.D30]" office:value-type="float" office:value="122.878396026334" calcext:value-type="float">
            <text:p>122,87839602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2467529" calcext:value-type="float">
            <text:p>2,47E-03</text:p>
          </table:table-cell>
          <table:table-cell office:value-type="float" office:value="0.9635739" calcext:value-type="float">
            <text:p>9,64E-01</text:p>
          </table:table-cell>
          <table:table-cell/>
          <table:table-cell table:formula="of:=10*LOG([.C31]/[.D31])" office:value-type="float" office:value="-25.9162276241614" calcext:value-type="float">
            <text:p>-25,9162276242</text:p>
          </table:table-cell>
          <table:table-cell table:formula="of:=[.C31]/[.D31]" office:value-type="float" office:value="0.00256080929547801" calcext:value-type="float">
            <text:p>0,002560809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709239" calcext:value-type="float">
            <text:p>9,71E-01</text:p>
          </table:table-cell>
          <table:table-cell office:value-type="float" office:value="0.00859576" calcext:value-type="float">
            <text:p>8,60E-03</text:p>
          </table:table-cell>
          <table:table-cell/>
          <table:table-cell table:formula="of:=10*LOG([.C32]/[.D32])" office:value-type="float" office:value="20.5290091053021" calcext:value-type="float">
            <text:p>20,5290091053</text:p>
          </table:table-cell>
          <table:table-cell table:formula="of:=[.C32]/[.D32]" office:value-type="float" office:value="112.953816765475" calcext:value-type="float">
            <text:p>112,953816765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010419" calcext:value-type="float">
            <text:p>2,01E-03</text:p>
          </table:table-cell>
          <table:table-cell office:value-type="float" office:value="0.9639475" calcext:value-type="float">
            <text:p>9,64E-01</text:p>
          </table:table-cell>
          <table:table-cell/>
          <table:table-cell table:formula="of:=10*LOG([.C33]/[.D33])" office:value-type="float" office:value="-26.8076680130945" calcext:value-type="float">
            <text:p>-26,8076680131</text:p>
          </table:table-cell>
          <table:table-cell table:formula="of:=[.C33]/[.D33]" office:value-type="float" office:value="0.00208561047152464" calcext:value-type="float">
            <text:p>0,002085610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705916" calcext:value-type="float">
            <text:p>9,71E-01</text:p>
          </table:table-cell>
          <table:table-cell office:value-type="float" office:value="0.009204426" calcext:value-type="float">
            <text:p>9,20E-03</text:p>
          </table:table-cell>
          <table:table-cell/>
          <table:table-cell table:formula="of:=10*LOG([.C34]/[.D34])" office:value-type="float" office:value="20.2303981787259" calcext:value-type="float">
            <text:p>20,2303981787</text:p>
          </table:table-cell>
          <table:table-cell table:formula="of:=[.C34]/[.D34]" office:value-type="float" office:value="105.448357127321" calcext:value-type="float">
            <text:p>105,448357127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1677002" calcext:value-type="float">
            <text:p>1,68E-03</text:p>
          </table:table-cell>
          <table:table-cell office:value-type="float" office:value="0.9646129" calcext:value-type="float">
            <text:p>9,65E-01</text:p>
          </table:table-cell>
          <table:table-cell/>
          <table:table-cell table:formula="of:=10*LOG([.C35]/[.D35])" office:value-type="float" office:value="-27.598194850012" calcext:value-type="float">
            <text:p>-27,59819485</text:p>
          </table:table-cell>
          <table:table-cell table:formula="of:=[.C35]/[.D35]" office:value-type="float" office:value="0.00173852329779127" calcext:value-type="float">
            <text:p>0,00173852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693588" calcext:value-type="float">
            <text:p>9,69E-01</text:p>
          </table:table-cell>
          <table:table-cell office:value-type="float" office:value="0.01006677" calcext:value-type="float">
            <text:p>1,01E-02</text:p>
          </table:table-cell>
          <table:table-cell/>
          <table:table-cell table:formula="of:=10*LOG([.C36]/[.D36])" office:value-type="float" office:value="19.8359441105069" calcext:value-type="float">
            <text:p>19,8359441105</text:p>
          </table:table-cell>
          <table:table-cell table:formula="of:=[.C36]/[.D36]" office:value-type="float" office:value="96.2929320924189" calcext:value-type="float">
            <text:p>96,29293209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1263124" calcext:value-type="float">
            <text:p>1,26E-03</text:p>
          </table:table-cell>
          <table:table-cell office:value-type="float" office:value="0.9644461" calcext:value-type="float">
            <text:p>9,64E-01</text:p>
          </table:table-cell>
          <table:table-cell/>
          <table:table-cell table:formula="of:=10*LOG([.C37]/[.D37])" office:value-type="float" office:value="-28.8283197420821" calcext:value-type="float">
            <text:p>-28,8283197421</text:p>
          </table:table-cell>
          <table:table-cell table:formula="of:=[.C37]/[.D37]" office:value-type="float" office:value="0.00130968853521208" calcext:value-type="float">
            <text:p>0,001309688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688157" calcext:value-type="float">
            <text:p>9,69E-01</text:p>
          </table:table-cell>
          <table:table-cell office:value-type="float" office:value="0.01081436" calcext:value-type="float">
            <text:p>1,08E-02</text:p>
          </table:table-cell>
          <table:table-cell/>
          <table:table-cell table:formula="of:=10*LOG([.C38]/[.D38])" office:value-type="float" office:value="19.5224034534705" calcext:value-type="float">
            <text:p>19,5224034535</text:p>
          </table:table-cell>
          <table:table-cell table:formula="of:=[.C38]/[.D38]" office:value-type="float" office:value="89.5860411526896" calcext:value-type="float">
            <text:p>89,58604115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09542479" calcext:value-type="float">
            <text:p>9,54E-04</text:p>
          </table:table-cell>
          <table:table-cell office:value-type="float" office:value="0.9650836" calcext:value-type="float">
            <text:p>9,65E-01</text:p>
          </table:table-cell>
          <table:table-cell/>
          <table:table-cell table:formula="of:=10*LOG([.C39]/[.D39])" office:value-type="float" office:value="-30.0490372269133" calcext:value-type="float">
            <text:p>-30,0490372269</text:p>
          </table:table-cell>
          <table:table-cell table:formula="of:=[.C39]/[.D39]" office:value-type="float" office:value="0.000988772268019061" calcext:value-type="float">
            <text:p>0,000988772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683353" calcext:value-type="float">
            <text:p>9,68E-01</text:p>
          </table:table-cell>
          <table:table-cell office:value-type="float" office:value="0.01151084" calcext:value-type="float">
            <text:p>1,15E-02</text:p>
          </table:table-cell>
          <table:table-cell/>
          <table:table-cell table:formula="of:=10*LOG([.C40]/[.D40])" office:value-type="float" office:value="19.2491874675752" calcext:value-type="float">
            <text:p>19,2491874676</text:p>
          </table:table-cell>
          <table:table-cell table:formula="of:=[.C40]/[.D40]" office:value-type="float" office:value="84.1237737645559" calcext:value-type="float">
            <text:p>84,123773764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07219397" calcext:value-type="float">
            <text:p>7,22E-04</text:p>
          </table:table-cell>
          <table:table-cell office:value-type="float" office:value="0.9654547" calcext:value-type="float">
            <text:p>9,65E-01</text:p>
          </table:table-cell>
          <table:table-cell/>
          <table:table-cell table:formula="of:=10*LOG([.C41]/[.D41])" office:value-type="float" office:value="-31.262309764611" calcext:value-type="float">
            <text:p>-31,2623097646</text:p>
          </table:table-cell>
          <table:table-cell table:formula="of:=[.C41]/[.D41]" office:value-type="float" office:value="0.000747771697625999" calcext:value-type="float">
            <text:p>0,0007477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0:50:25.660897845</dc:date>
    <meta:editing-duration>PT15M57S</meta:editing-duration>
    <meta:editing-cycles>5</meta:editing-cycles>
    <meta:generator>LibreOffice/5.0.3.2$Linux_X86_64 LibreOffice_project/00m0$Build-2</meta:generator>
    <meta:document-statistic meta:table-count="4" meta:cell-count="8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piw_delta1_proche_solution-2'.F2:'piw_delta1_proche_solution-2'.F41" svg:x="0.32cm" svg:y="0.18cm" svg:width="15.36cm" svg:height="8.64cm">
          <chartooo:coordinate-region svg:x="1.103cm" svg:y="0.388cm" svg:width="14.369cm" svg:height="8.2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piw_delta1_proche_solution-2'.F2:'piw_delta1_proche_solution-2'.F41" chart:class="chart:scatter">
            <chart:data-point chart:repeated="4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4725679172818">
                <text:p>28.4725679172818</text:p>
                <draw:g>
                  <svg:desc>'piw_delta1_proche_solution-2'.F2:'piw_delta1_proche_solution-2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6845059418571">
                <text:p>-18.684505941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483137329496">
                <text:p>27.6483137329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0527275484697">
                <text:p>-19.0527275484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9725836826431">
                <text:p>26.9725836826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3800875736054">
                <text:p>-19.3800875736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862697363214">
                <text:p>26.2862697363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7721590532595">
                <text:p>-19.7721590532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70633147649">
                <text:p>25.5670633147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2187345413833">
                <text:p>-20.2187345413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9967784478547">
                <text:p>24.9967784478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6266544005915">
                <text:p>-20.6266544005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4205434054177">
                <text:p>24.4205434054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0984961588062">
                <text:p>-21.0984961588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8614022327082">
                <text:p>23.8614022327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.6024271729475">
                <text:p>-21.6024271729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4012082407399">
                <text:p>23.4012082407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2.0711248160447">
                <text:p>-22.0711248160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8923533622335">
                <text:p>22.8923533622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2.6542644492091">
                <text:p>-22.6542644492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520447642391">
                <text:p>22.520447642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3.131846202427">
                <text:p>-23.131846202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747099614371">
                <text:p>22.0747099614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3.7558150425958">
                <text:p>-23.7558150425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6084677028971">
                <text:p>21.6084677028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.5193838736365">
                <text:p>-24.5193838736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2876049046253">
                <text:p>21.2876049046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5.0978372119625">
                <text:p>-25.0978372119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8947553373025">
                <text:p>20.8947553373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9162276241614">
                <text:p>-25.9162276241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5290091053021">
                <text:p>20.5290091053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.8076680130945">
                <text:p>-26.8076680130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2303981787259">
                <text:p>20.2303981787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7.598194850012">
                <text:p>-27.598194850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8359441105069">
                <text:p>19.8359441105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8.8283197420821">
                <text:p>-28.8283197420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5224034534705">
                <text:p>19.5224034534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.0490372269133">
                <text:p>-30.0490372269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2491874675752">
                <text:p>19.2491874675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.262309764611">
                <text:p>-31.262309764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6cm" svg:y="4.192cm" style:legend-expansion="high" chart:style-name="ch2"/>
        <chart:plot-area chart:style-name="ch3" table:cell-range-address="Incr20.F1:Incr20.F41" chart:data-source-has-labels="row" svg:x="0.32cm" svg:y="0.18cm" svg:width="13.246cm" svg:height="8.64cm">
          <chartooo:coordinate-region svg:x="1.103cm" svg:y="0.388cm" svg:width="12.255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cr20.F2:Incr20.F41" chart:label-cell-address="Incr20.F1:Incr20.F1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tion</text:p>
                <draw:g>
                  <svg:desc>Incr20.F1:Incr2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066733546088">
                <text:p>16.066733546088</text:p>
                <draw:g>
                  <svg:desc>Incr20.F2:Incr20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94283294052965">
                <text:p>-7.94283294052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7541519062707">
                <text:p>21.7541519062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.5654165414842">
                <text:p>-10.565416541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6456189186668">
                <text:p>43.6456189186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1025006918132">
                <text:p>-14.1025006918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3667080787126">
                <text:p>23.3667080787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8044265312737">
                <text:p>-19.804426531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569286977017">
                <text:p>16.8569286977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1.5095244412174">
                <text:p>-41.5095244412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073444378076">
                <text:p>13.1073444378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3026186491032">
                <text:p>-21.3026186491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303194779519">
                <text:p>10.4303194779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.7887270992827">
                <text:p>-14.7887270992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0690474017027">
                <text:p>8.30690474017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.0023223148531">
                <text:p>-11.0023223148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0357980967989">
                <text:p>6.50357980967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4061373672933">
                <text:p>-8.24061373672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2116058769517">
                <text:p>4.92116058769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02486702303547">
                <text:p>-6.02486702303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5842748689621">
                <text:p>3.45842748689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09368926329195">
                <text:p>-4.0936892632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9559518353975">
                <text:p>2.09559518353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5297580632718">
                <text:p>-2.35297580632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4793778538516">
                <text:p>0.774793778538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00669585725832">
                <text:p>-0.700669585725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18540886292957">
                <text:p>-0.518540886292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420573803441">
                <text:p>0.918420573803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2932810691918">
                <text:p>-1.82932810691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7663486180625">
                <text:p>2.5766348618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18022069341131">
                <text:p>-3.18022069341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32340826454">
                <text:p>4.332340826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61066654046898">
                <text:p>-4.61066654046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7574348329081">
                <text:p>6.27574348329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16575001977934">
                <text:p>-6.16575001977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53575935015539">
                <text:p>8.53575935015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92054820323422">
                <text:p>-7.920548203234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3703502442211">
                <text:p>11.3703502442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96256499925361">
                <text:p>-9.96256499925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3100011407541">
                <text:p>15.3100011407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6cm" svg:y="4.192cm" style:legend-expansion="high" chart:style-name="ch2"/>
        <chart:plot-area chart:style-name="ch3" table:cell-range-address="piw1.F1:piw1.F41" chart:data-source-has-labels="row" svg:x="0.32cm" svg:y="0.18cm" svg:width="13.246cm" svg:height="8.64cm">
          <chartooo:coordinate-region svg:x="1.103cm" svg:y="0.388cm" svg:width="12.255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w1.F2:piw1.F41" chart:label-cell-address="piw1.F1:piw1.F1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tion</text:p>
                <draw:g>
                  <svg:desc>piw1.F1:piw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994181791439">
                <text:p>-19.994181791439</text:p>
                <draw:g>
                  <svg:desc>piw1.F2:piw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3432915403381">
                <text:p>5.53432915403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4690647739735">
                <text:p>-18.4690647739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4671647852886">
                <text:p>6.04671647852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2011666918525">
                <text:p>-17.201166691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6361692463752">
                <text:p>6.56361692463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.0474417034101">
                <text:p>-16.0474417034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223063027687">
                <text:p>7.1223063027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.0531693552539">
                <text:p>-15.0531693552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8901956649542">
                <text:p>7.6890195664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.1613307130955">
                <text:p>-14.1613307130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7614088181413">
                <text:p>8.27614088181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.3497336074374">
                <text:p>-13.3497336074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89301154979864">
                <text:p>8.89301154979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.570934597986">
                <text:p>-12.570934597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7193087224264">
                <text:p>9.57193087224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8634622600655">
                <text:p>-11.8634622600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867870627573">
                <text:p>10.2867870627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.2107275834974">
                <text:p>-11.2107275834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03606905851">
                <text:p>11.03606905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.6119413731703">
                <text:p>-10.611941373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8274852741192">
                <text:p>11.8274852741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0336684750062">
                <text:p>-10.0336684750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072566383956">
                <text:p>12.7072566383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46664823157313">
                <text:p>-9.46664823157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7114670801016">
                <text:p>13.7114670801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94548890875676">
                <text:p>-8.94548890875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7918239089093">
                <text:p>14.7918239089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44862191629376">
                <text:p>-8.44862191629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057992766355">
                <text:p>16.0057992766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97370344891737">
                <text:p>-7.97370344891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4026445886242">
                <text:p>17.4026445886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.49385499880232">
                <text:p>-7.49385499880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1395700026858">
                <text:p>19.1395700026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.04445837508765">
                <text:p>-7.04445837508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2591423181872">
                <text:p>21.2591423181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2016635662991">
                <text:p>-6.62016635662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9497845911862">
                <text:p>23.9497845911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745316591648">
                <text:p>-6.20745316591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8552079858344">
                <text:p>27.8552079858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6cm" svg:y="4.192cm" style:legend-expansion="high" chart:style-name="ch2"/>
        <chart:plot-area chart:style-name="ch3" table:cell-range-address="piw_delta1_proche_solution.F1:piw_delta1_proche_solution.F41" chart:data-source-has-labels="row" svg:x="0.32cm" svg:y="0.18cm" svg:width="13.246cm" svg:height="8.64cm">
          <chartooo:coordinate-region svg:x="1.103cm" svg:y="0.388cm" svg:width="12.255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w_delta1_proche_solution.F2:piw_delta1_proche_solution.F41" chart:label-cell-address="piw_delta1_proche_solution.F1:piw_delta1_proche_solution.F1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tion</text:p>
                <draw:g>
                  <svg:desc>piw_delta1_proche_solution.F1:piw_delta1_proche_solu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.8634622600655">
                <text:p>-11.8634622600655</text:p>
                <draw:g>
                  <svg:desc>piw_delta1_proche_solution.F2:piw_delta1_proche_solution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867870627573">
                <text:p>10.2867870627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.7513412805423">
                <text:p>-11.7513412805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057977631404">
                <text:p>10.4057977631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6111417734235">
                <text:p>-11.6111417734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645747901553">
                <text:p>10.5645747901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476419753234">
                <text:p>-11.476419753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237144593657">
                <text:p>10.723714459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.3630486406379">
                <text:p>-11.3630486406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520432330825">
                <text:p>10.8520432330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.2107275834974">
                <text:p>-11.2107275834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3606905851">
                <text:p>11.03606905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.0854854859845">
                <text:p>-11.0854854859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1945250568764">
                <text:p>11.1945250568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.9743378284301">
                <text:p>-10.9743378284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342151781796">
                <text:p>11.3342151781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8523032570321">
                <text:p>-10.8523032570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499382033037">
                <text:p>11.499382033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.716833631858">
                <text:p>-10.716833631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6791287100594">
                <text:p>11.6791287100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.6119413731703">
                <text:p>-10.611941373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8274852741192">
                <text:p>11.8274852741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4792401665857">
                <text:p>-10.479240166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0209269029092">
                <text:p>12.0209269029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.3770658966277">
                <text:p>-10.3770658966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1722169604462">
                <text:p>12.1722169604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2548014356911">
                <text:p>-10.2548014356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529422510776">
                <text:p>12.3529422510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1238032279696">
                <text:p>-10.1238032279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631691956115">
                <text:p>12.5631691956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0336684750062">
                <text:p>-10.0336684750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7072566383956">
                <text:p>12.7072566383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91038418541537">
                <text:p>-9.91038418541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9114504354959">
                <text:p>12.9114504354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7869125835136">
                <text:p>-9.7869125835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1283480661338">
                <text:p>13.1283480661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.69859615467068">
                <text:p>-9.69859615467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800453413199">
                <text:p>13.2800453413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57548336105602">
                <text:p>-9.57548336105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5043996452347">
                <text:p>13.5043996452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